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1.706cm"/>
    </style:style>
    <style:style style:family="table-column" style:name="co8">
      <style:table-column-properties fo:break-before="auto" style:column-width="1.453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TL Title" style:name="ce1">
      <style:table-cell-properties style:glyph-orientation-vertical="0" fo:padding="0.071cm" style:diagonal-bl-tr="none" style:text-align-source="fix" fo:border="1.76pt solid #000000" style:direction="ltr" style:repeat-content="false"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9">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3">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9">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2">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3">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TL Data" style:name="ce4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45">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8">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TL ColHeader" style:name="ce5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8">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9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9">
      <style:table-cell-properties fo:padding="0.071cm"/>
    </style:style>
    <style:style style:family="table-cell" style:parent-style-name="Default" style:name="ce100">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2">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3">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4">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5">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9">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1">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12" style:display-name="ce1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13" style:display-name="ce113">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14" style:display-name="ce114">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64"/>
        <table:table-column table:style-name="co5" table:default-cell-style-name="ce77"/>
        <table:table-column table:style-name="co6" table:default-cell-style-name="ce77"/>
        <table:table-column table:style-name="co7" table:default-cell-style-name="ce77"/>
        <table:table-column table:style-name="co8" table:default-cell-style-name="ce77"/>
        <table:table-column table:style-name="co9" table:default-cell-style-name="ce2" table:number-columns-repeated="186"/>
        <table:table-column table:style-name="co9" table:default-cell-style-name="Default" table:number-columns-repeated="767"/>
        <table:table-row table:style-name="ro1">
          <table:table-cell ns41:value-type="string" table:number-rows-spanned="1" table:style-name="ce1" table:number-columns-spanned="71" office:value-type="string">
            <text:p>PROVINCIE DRENTHE; <text:s/>ZEVENDE GEDEELTE: INDEELING DER DOOFSTOMMEN DIE ONDERWIJS EN GEEN ONDERWIJS GENOTEN HEBBEN, NAAR WOONPLAATS EN LEEFTIJD</text:p>
          </table:table-cell>
          <table:covered-table-cell table:style-name="ce15" table:number-columns-repeated="69"/>
          <table:covered-table-cell table:style-name="ce90"/>
          <table:table-cell table:number-columns-repeated="953"/>
        </table:table-row>
        <table:table-row table:style-name="ro1">
          <table:table-cell table:style-name="Default" table:number-columns-repeated="67"/>
          <table:table-cell table:style-name="ce72" table:number-columns-repeated="4"/>
          <table:table-cell table:number-columns-repeated="953"/>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7" table:number-columns-spanned="1" office:value-type="string">
            <text:p>Geboortejaar</text:p>
          </table:table-cell>
          <table:table-cell table:style-name="ce28"/>
          <table:table-cell ns41:value-type="string" table:number-rows-spanned="1" table:style-name="ce29" table:number-columns-spanned="64" office:value-type="string">
            <text:p>Gemeenten</text:p>
          </table:table-cell>
          <table:covered-table-cell table:style-name="ce39" table:number-columns-repeated="62"/>
          <table:covered-table-cell table:style-name="ce65"/>
          <table:table-cell ns41:value-type="string" table:number-rows-spanned="4" table:style-name="ce73" table:number-columns-spanned="1" office:value-type="string">
            <text:p>Telling</text:p>
          </table:table-cell>
          <table:table-cell ns41:value-type="string" table:number-rows-spanned="4" table:style-name="ce81" table:number-columns-spanned="1" office:value-type="string">
            <text:p>Tabel</text:p>
          </table:table-cell>
          <table:table-cell ns41:value-type="string" table:number-rows-spanned="4" table:style-name="ce81" table:number-columns-spanned="1" office:value-type="string">
            <text:p>Pagina(s)</text:p>
          </table:table-cell>
          <table:table-cell ns41:value-type="string" table:number-rows-spanned="4" table:style-name="ce91" table:number-columns-spanned="1" office:value-type="string">
            <text:p>Image nummer(s)</text:p>
          </table:table-cell>
          <table:table-cell table:style-name="ce28" table:number-columns-repeated="953"/>
        </table:table-row>
        <table:table-row table:style-name="ro3">
          <table:covered-table-cell table:style-name="ce4"/>
          <table:covered-table-cell table:style-name="ce18"/>
          <table:table-cell table:style-name="ce28"/>
          <table:table-cell ns41:value-type="string" table:number-rows-spanned="2" table:style-name="ce30" table:number-columns-spanned="3" office:value-type="string">
            <text:p>Anlo</text:p>
          </table:table-cell>
          <table:covered-table-cell table:style-name="ce40"/>
          <table:covered-table-cell table:style-name="ce51"/>
          <table:table-cell ns41:value-type="string" table:number-rows-spanned="2" table:style-name="ce53" table:number-columns-spanned="4" office:value-type="string">
            <text:p>Assen</text:p>
          </table:table-cell>
          <table:covered-table-cell table:style-name="ce40" table:number-columns-repeated="2"/>
          <table:covered-table-cell table:style-name="ce51"/>
          <table:table-cell ns41:value-type="string" table:number-rows-spanned="2" table:style-name="ce53" table:number-columns-spanned="3" office:value-type="string">
            <text:p>Borger</text:p>
          </table:table-cell>
          <table:covered-table-cell table:style-name="ce40"/>
          <table:covered-table-cell table:style-name="ce60"/>
          <table:table-cell ns41:value-type="string" table:number-rows-spanned="2" table:style-name="ce53" table:number-columns-spanned="3" office:value-type="string">
            <text:p>Diever</text:p>
          </table:table-cell>
          <table:covered-table-cell table:style-name="ce40"/>
          <table:covered-table-cell table:style-name="ce51"/>
          <table:table-cell ns41:value-type="string" table:number-rows-spanned="2" table:style-name="ce53" table:number-columns-spanned="3" office:value-type="string">
            <text:p>Emmen</text:p>
          </table:table-cell>
          <table:covered-table-cell table:style-name="ce40"/>
          <table:covered-table-cell table:style-name="ce60"/>
          <table:table-cell ns41:value-type="string" table:number-rows-spanned="2" table:style-name="ce53" table:number-columns-spanned="2" office:value-type="string">
            <text:p>Gasselte</text:p>
          </table:table-cell>
          <table:covered-table-cell table:style-name="ce60"/>
          <table:table-cell ns41:value-type="string" table:number-rows-spanned="2" table:style-name="ce53" table:number-columns-spanned="4" office:value-type="string">
            <text:p>Gieten</text:p>
          </table:table-cell>
          <table:covered-table-cell table:style-name="ce40" table:number-columns-repeated="2"/>
          <table:covered-table-cell table:style-name="ce51"/>
          <table:table-cell ns41:value-type="string" table:number-rows-spanned="2" table:style-name="ce53" table:number-columns-spanned="2" office:value-type="string">
            <text:p>Hoogeveen</text:p>
          </table:table-cell>
          <table:covered-table-cell table:style-name="ce60"/>
          <table:table-cell ns41:value-type="string" table:number-rows-spanned="2" table:style-name="ce53" table:number-columns-spanned="4" office:value-type="string">
            <text:p>Meppel</text:p>
          </table:table-cell>
          <table:covered-table-cell table:style-name="ce40" table:number-columns-repeated="2"/>
          <table:covered-table-cell table:style-name="ce51"/>
          <table:table-cell ns41:value-type="string" table:number-rows-spanned="2" table:style-name="ce53" table:number-columns-spanned="3" office:value-type="string">
            <text:p>Nijeveen</text:p>
          </table:table-cell>
          <table:covered-table-cell table:style-name="ce40"/>
          <table:covered-table-cell table:style-name="ce51"/>
          <table:table-cell ns41:value-type="string" table:number-rows-spanned="2" table:style-name="ce53" table:number-columns-spanned="3" office:value-type="string">
            <text:p>Norg</text:p>
          </table:table-cell>
          <table:covered-table-cell table:style-name="ce40"/>
          <table:covered-table-cell table:style-name="ce60"/>
          <table:table-cell ns41:value-type="string" table:number-rows-spanned="2" table:style-name="ce53" table:number-columns-spanned="4" office:value-type="string">
            <text:p>Odoorn</text:p>
          </table:table-cell>
          <table:covered-table-cell table:style-name="ce40" table:number-columns-repeated="2"/>
          <table:covered-table-cell table:style-name="ce51"/>
          <table:table-cell ns41:value-type="string" table:number-rows-spanned="2" table:style-name="ce53" table:number-columns-spanned="3" office:value-type="string">
            <text:p>Peize</text:p>
          </table:table-cell>
          <table:covered-table-cell table:style-name="ce40"/>
          <table:covered-table-cell table:style-name="ce60"/>
          <table:table-cell ns41:value-type="string" table:number-rows-spanned="2" table:style-name="ce53" table:number-columns-spanned="2" office:value-type="string">
            <text:p>Ruinen</text:p>
          </table:table-cell>
          <table:covered-table-cell table:style-name="ce60"/>
          <table:table-cell ns41:value-type="string" table:number-rows-spanned="2" table:style-name="ce53" table:number-columns-spanned="3" office:value-type="string">
            <text:p>Ruinerwold</text:p>
          </table:table-cell>
          <table:covered-table-cell table:style-name="ce40"/>
          <table:covered-table-cell table:style-name="ce51"/>
          <table:table-cell ns41:value-type="string" table:number-rows-spanned="2" table:style-name="ce112" table:number-columns-spanned="3" office:value-type="string">
            <text:p>Sleen</text:p>
          </table:table-cell>
          <table:covered-table-cell table:style-name="ce40"/>
          <table:covered-table-cell table:style-name="ce60"/>
          <table:table-cell ns41:value-type="string" table:number-rows-spanned="2" table:style-name="ce112" table:number-columns-spanned="4" office:value-type="string">
            <text:p>Smilde</text:p>
          </table:table-cell>
          <table:covered-table-cell table:style-name="ce40" table:number-columns-repeated="2"/>
          <table:covered-table-cell table:style-name="ce51"/>
          <table:table-cell ns41:value-type="string" table:number-rows-spanned="2" table:style-name="ce112" table:number-columns-spanned="3" office:value-type="string">
            <text:p>Vledder</text:p>
          </table:table-cell>
          <table:covered-table-cell table:style-name="ce40"/>
          <table:covered-table-cell table:style-name="ce60"/>
          <table:table-cell ns41:value-type="string" table:number-rows-spanned="2" table:style-name="ce112" table:number-columns-spanned="3" office:value-type="string">
            <text:p>Vries</text:p>
          </table:table-cell>
          <table:covered-table-cell table:style-name="ce40"/>
          <table:covered-table-cell table:style-name="ce60"/>
          <table:table-cell ns41:value-type="string" table:number-rows-spanned="2" table:style-name="ce112" table:number-columns-spanned="3" office:value-type="string">
            <text:p>Westerbork</text:p>
          </table:table-cell>
          <table:covered-table-cell table:style-name="ce40"/>
          <table:covered-table-cell table:style-name="ce60"/>
          <table:table-cell ns41:value-type="string" table:number-rows-spanned="2" table:style-name="ce61" table:number-columns-spanned="2" office:value-type="string">
            <text:p>Zuidlaren</text:p>
          </table:table-cell>
          <table:covered-table-cell table:style-name="ce66"/>
          <table:covered-table-cell table:style-name="ce74"/>
          <table:covered-table-cell table:style-name="ce82"/>
          <table:covered-table-cell table:style-name="ce88"/>
          <table:covered-table-cell table:style-name="ce92"/>
          <table:table-cell table:style-name="ce97" table:number-columns-repeated="953"/>
        </table:table-row>
        <table:table-row table:style-name="ro3">
          <table:covered-table-cell table:style-name="ce4"/>
          <table:covered-table-cell table:style-name="ce18"/>
          <table:table-cell table:style-name="ce28"/>
          <table:covered-table-cell table:style-name="ce31"/>
          <table:covered-table-cell table:style-name="ce41"/>
          <table:covered-table-cell table:style-name="ce52"/>
          <table:covered-table-cell table:style-name="ce54"/>
          <table:covered-table-cell table:style-name="ce41" table:number-columns-repeated="2"/>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52"/>
          <table:covered-table-cell table:style-name="ce54"/>
          <table:covered-table-cell table:style-name="ce41" table:number-columns-repeated="2"/>
          <table:covered-table-cell table:style-name="ce52"/>
          <table:covered-table-cell table:style-name="ce54"/>
          <table:covered-table-cell table:style-name="ce52"/>
          <table:covered-table-cell table:style-name="ce54"/>
          <table:covered-table-cell table:style-name="ce41" table:number-columns-repeated="2"/>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41" table:number-columns-repeated="2"/>
          <table:covered-table-cell table:style-name="ce52"/>
          <table:covered-table-cell table:style-name="ce54"/>
          <table:covered-table-cell table:style-name="ce41"/>
          <table:covered-table-cell table:style-name="ce52"/>
          <table:covered-table-cell table:style-name="ce54"/>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41" table:number-columns-repeated="2"/>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67"/>
          <table:covered-table-cell table:style-name="ce75"/>
          <table:covered-table-cell table:style-name="ce83"/>
          <table:covered-table-cell table:style-name="ce88"/>
          <table:covered-table-cell table:style-name="ce92"/>
          <table:table-cell table:style-name="ce97" table:number-columns-repeated="953"/>
        </table:table-row>
        <table:table-row table:style-name="ro1">
          <table:covered-table-cell table:style-name="ce5"/>
          <table:covered-table-cell table:style-name="ce19"/>
          <table:table-cell table:style-name="ce28"/>
          <table:table-cell ns41:value-type="string" table:style-name="ce32"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42" office:value-type="string">
            <text:p>*</text:p>
          </table:table-cell>
          <table:table-cell ns41:value-type="string" table:style-name="ce42" office:value-type="string">
            <text:p>V</text:p>
          </table:table-cell>
          <table:table-cell ns41:value-type="string" table:style-name="ce42" office:value-type="string">
            <text:p>M</text:p>
          </table:table-cell>
          <table:table-cell ns41:value-type="string" table:style-name="ce68" office:value-type="string">
            <text:p>V</text:p>
          </table:table-cell>
          <table:covered-table-cell table:style-name="ce76"/>
          <table:covered-table-cell table:style-name="ce84"/>
          <table:covered-table-cell table:style-name="ce89"/>
          <table:covered-table-cell table:style-name="ce93"/>
          <table:table-cell table:style-name="ce28" table:number-columns-repeated="953"/>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20" office:value="1889" office:value-type="float">
            <text:p>1889</text:p>
          </table:table-cell>
          <table:table-cell table:style-name="Default"/>
          <table:table-cell table:style-name="ce113"/>
          <table:table-cell table:style-name="ce43" table:number-columns-repeated="63"/>
          <table:table-cell ns41:value-type="string" table:style-name="ce78" office:value-type="string">
            <text:p>VT_1889</text:p>
          </table:table-cell>
          <table:table-cell ns41:value-type="string" table:style-name="ce85" office:value-type="string">
            <text:p>05_H7</text:p>
          </table:table-cell>
          <table:table-cell ns41:value-type="string" table:style-name="ce85" office:value-type="string">
            <text:p>152, 153</text:p>
          </table:table-cell>
          <table:table-cell ns41:value-type="float" table:style-name="ce94" office:value="260077" office:value-type="float">
            <text:p>260077</text:p>
          </table:table-cell>
          <table:table-cell table:number-columns-repeated="953"/>
        </table:table-row>
        <table:table-row table:style-name="ro5">
          <table:table-cell ns41:value-type="float" table:style-name="ce7" office:value="1" office:value-type="float">
            <text:p>1</text:p>
          </table:table-cell>
          <table:table-cell ns41:value-type="float" table:style-name="ce21" office:value="1888" office:value-type="float">
            <text:p>1888</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 office:value-type="float">
            <text:p>2</text:p>
          </table:table-cell>
          <table:table-cell ns41:value-type="float" table:style-name="ce21" office:value="1887" office:value-type="float">
            <text:p>1887</text:p>
          </table:table-cell>
          <table:table-cell table:style-name="Default"/>
          <table:table-cell table:style-name="ce114"/>
          <table:table-cell table:style-name="TL Data" table:number-columns-repeated="15"/>
          <table:table-cell ns41:value-type="float" table:style-name="TL Data" office:value="1" office:value-type="float">
            <text:p>1</text:p>
          </table:table-cell>
          <table:table-cell table:style-name="TL Data" table:number-columns-repeated="47"/>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 office:value-type="float">
            <text:p>3</text:p>
          </table:table-cell>
          <table:table-cell ns41:value-type="float" table:style-name="ce21" office:value="1886" office:value-type="float">
            <text:p>1886</text:p>
          </table:table-cell>
          <table:table-cell table:style-name="Default"/>
          <table:table-cell table:style-name="ce114"/>
          <table:table-cell table:style-name="ce44" table:number-columns-repeated="2"/>
          <table:table-cell table:style-name="TL Data" table:number-columns-repeated="6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4" office:value-type="float">
            <text:p>4</text:p>
          </table:table-cell>
          <table:table-cell ns41:value-type="float" table:style-name="ce21" office:value="1885" office:value-type="float">
            <text:p>1885</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5" office:value-type="float">
            <text:p>5</text:p>
          </table:table-cell>
          <table:table-cell ns41:value-type="float" table:style-name="ce21" office:value="1884" office:value-type="float">
            <text:p>1884</text:p>
          </table:table-cell>
          <table:table-cell table:style-name="Default"/>
          <table:table-cell table:style-name="ce114"/>
          <table:table-cell table:style-name="TL Data" table:number-columns-repeated="17"/>
          <table:table-cell ns41:value-type="float" table:style-name="TL Data" office:value="1" office:value-type="float">
            <text:p>1</text:p>
          </table:table-cell>
          <table:table-cell table:style-name="TL Data" table:number-columns-repeated="44"/>
          <table:table-cell ns41:value-type="float" table:style-name="Default" office:value="1" office:value-type="float">
            <text:p>1</text:p>
          </table:table-cell>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6" office:value-type="float">
            <text:p>6</text:p>
          </table:table-cell>
          <table:table-cell ns41:value-type="float" table:style-name="ce21" office:value="1883" office:value-type="float">
            <text:p>1883</text:p>
          </table:table-cell>
          <table:table-cell table:style-name="Default"/>
          <table:table-cell table:style-name="ce114"/>
          <table:table-cell table:style-name="TL Data" table:number-columns-repeated="21"/>
          <table:table-cell ns41:value-type="float" table:style-name="TL Data" office:value="1" office:value-type="float">
            <text:p>1</text:p>
          </table:table-cell>
          <table:table-cell table:style-name="TL Data" table:number-columns-repeated="15"/>
          <table:table-cell ns41:value-type="float" table:style-name="TL Data" office:value="1" office:value-type="float">
            <text:p>1</text:p>
          </table:table-cell>
          <table:table-cell table:style-name="TL Data" table:number-columns-repeated="25"/>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7" office:value-type="float">
            <text:p>7</text:p>
          </table:table-cell>
          <table:table-cell ns41:value-type="float" table:style-name="ce21" office:value="1882" office:value-type="float">
            <text:p>1882</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8" office:value-type="float">
            <text:p>8</text:p>
          </table:table-cell>
          <table:table-cell ns41:value-type="float" table:style-name="ce21" office:value="1881" office:value-type="float">
            <text:p>1881</text:p>
          </table:table-cell>
          <table:table-cell table:style-name="Default"/>
          <table:table-cell table:style-name="ce114"/>
          <table:table-cell table:style-name="TL Data" table:number-columns-repeated="22"/>
          <table:table-cell ns41:value-type="float" table:style-name="TL Data" office:value="1" office:value-type="float">
            <text:p>1</text:p>
          </table:table-cell>
          <table:table-cell table:style-name="TL Data" table:number-columns-repeated="40"/>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9" office:value-type="float">
            <text:p>9</text:p>
          </table:table-cell>
          <table:table-cell ns41:value-type="float" table:style-name="ce21" office:value="1880" office:value-type="float">
            <text:p>1880</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0" office:value-type="float">
            <text:p>10</text:p>
          </table:table-cell>
          <table:table-cell ns41:value-type="float" table:style-name="ce21" office:value="1879" office:value-type="float">
            <text:p>1879</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1" office:value-type="float">
            <text:p>11</text:p>
          </table:table-cell>
          <table:table-cell ns41:value-type="float" table:style-name="ce21" office:value="1878" office:value-type="float">
            <text:p>1878</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2" office:value-type="float">
            <text:p>12</text:p>
          </table:table-cell>
          <table:table-cell ns41:value-type="float" table:style-name="ce21" office:value="1877" office:value-type="float">
            <text:p>1877</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3" office:value-type="float">
            <text:p>13</text:p>
          </table:table-cell>
          <table:table-cell ns41:value-type="float" table:style-name="ce21" office:value="1876" office:value-type="float">
            <text:p>1876</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4" office:value-type="float">
            <text:p>14</text:p>
          </table:table-cell>
          <table:table-cell ns41:value-type="float" table:style-name="ce21" office:value="1875" office:value-type="float">
            <text:p>1875</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5" office:value-type="float">
            <text:p>15</text:p>
          </table:table-cell>
          <table:table-cell ns41:value-type="float" table:style-name="ce21" office:value="1874" office:value-type="float">
            <text:p>1874</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6" office:value-type="float">
            <text:p>16</text:p>
          </table:table-cell>
          <table:table-cell ns41:value-type="float" table:style-name="ce21" office:value="1873" office:value-type="float">
            <text:p>1873</text:p>
          </table:table-cell>
          <table:table-cell table:style-name="Default"/>
          <table:table-cell table:style-name="ce114"/>
          <table:table-cell table:style-name="TL Data" table:number-columns-repeated="33"/>
          <table:table-cell ns41:value-type="float" table:style-name="TL Data" office:value="1" office:value-type="float">
            <text:p>1</text:p>
          </table:table-cell>
          <table:table-cell table:style-name="TL Data" table:number-columns-repeated="29"/>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7" office:value-type="float">
            <text:p>17</text:p>
          </table:table-cell>
          <table:table-cell ns41:value-type="float" table:style-name="ce21" office:value="1872" office:value-type="float">
            <text:p>1872</text:p>
          </table:table-cell>
          <table:table-cell table:style-name="Default"/>
          <table:table-cell table:style-name="ce114"/>
          <table:table-cell table:style-name="TL Data" table:number-columns-repeated="12"/>
          <table:table-cell ns41:value-type="float" table:style-name="TL Data" office:value="1" office:value-type="float">
            <text:p>1</text:p>
          </table:table-cell>
          <table:table-cell table:style-name="TL Data" table:number-columns-repeated="50"/>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8" office:value-type="float">
            <text:p>18</text:p>
          </table:table-cell>
          <table:table-cell ns41:value-type="float" table:style-name="ce21" office:value="1871" office:value-type="float">
            <text:p>1871</text:p>
          </table:table-cell>
          <table:table-cell table:style-name="Default"/>
          <table:table-cell table:style-name="ce114"/>
          <table:table-cell table:style-name="TL Data" table:number-columns-repeated="55"/>
          <table:table-cell ns41:value-type="float" table:style-name="Default" office:value="1" office:value-type="float">
            <text:p>1</text:p>
          </table:table-cell>
          <table:table-cell table:style-name="Default" table:number-columns-repeated="7"/>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19" office:value-type="float">
            <text:p>19</text:p>
          </table:table-cell>
          <table:table-cell ns41:value-type="float" table:style-name="ce21" office:value="1870" office:value-type="float">
            <text:p>1870</text:p>
          </table:table-cell>
          <table:table-cell table:style-name="Default"/>
          <table:table-cell table:style-name="ce114"/>
          <table:table-cell table:style-name="TL Data" table:number-columns-repeated="41"/>
          <table:table-cell ns41:value-type="float" table:style-name="TL Data" office:value="1" office:value-type="float">
            <text:p>1</text:p>
          </table:table-cell>
          <table:table-cell table:style-name="TL Data" table:number-columns-repeated="2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0" office:value-type="float">
            <text:p>20</text:p>
          </table:table-cell>
          <table:table-cell ns41:value-type="float" table:style-name="ce21" office:value="1869" office:value-type="float">
            <text:p>1869</text:p>
          </table:table-cell>
          <table:table-cell table:style-name="Default"/>
          <table:table-cell table:style-name="ce114"/>
          <table:table-cell table:style-name="TL Data" table:number-columns-repeated="10"/>
          <table:table-cell ns41:value-type="float" office:value="1" table:style-name="TL Data" table:number-columns-repeated="2" office:value-type="float">
            <text:p>1</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24"/>
          <table:table-cell ns41:value-type="float" office:value="1" table:style-name="TL Data" table:number-columns-repeated="2" office:value-type="float">
            <text:p>1</text:p>
          </table:table-cell>
          <table:table-cell table:style-name="Default" table:number-columns-repeated="7"/>
          <table:table-cell ns41:value-type="float" office:value="1" table:style-name="Default" table:number-columns-repeated="2" office:value-type="float">
            <text:p>1</text:p>
          </table:table-cell>
          <table:table-cell table:style-name="Default" table:number-columns-repeated="9"/>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1" office:value-type="float">
            <text:p>21</text:p>
          </table:table-cell>
          <table:table-cell ns41:value-type="float" table:style-name="ce21" office:value="1868" office:value-type="float">
            <text:p>1868</text:p>
          </table:table-cell>
          <table:table-cell table:style-name="Default"/>
          <table:table-cell table:style-name="ce114"/>
          <table:table-cell table:style-name="TL Data" table:number-columns-repeated="33"/>
          <table:table-cell ns41:value-type="float" office:value="1" table:style-name="TL Data" table:number-columns-repeated="2" office:value-type="float">
            <text:p>1</text:p>
          </table:table-cell>
          <table:table-cell table:style-name="TL Data" table:number-columns-repeated="28"/>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2" office:value-type="float">
            <text:p>22</text:p>
          </table:table-cell>
          <table:table-cell ns41:value-type="float" table:style-name="ce21" office:value="1867" office:value-type="float">
            <text:p>1867</text:p>
          </table:table-cell>
          <table:table-cell table:style-name="Default"/>
          <table:table-cell table:style-name="ce114"/>
          <table:table-cell table:style-name="TL Data" table:number-columns-repeated="19"/>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28"/>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3" office:value-type="float">
            <text:p>23</text:p>
          </table:table-cell>
          <table:table-cell ns41:value-type="float" table:style-name="ce21" office:value="1866" office:value-type="float">
            <text:p>1866</text:p>
          </table:table-cell>
          <table:table-cell table:style-name="Default"/>
          <table:table-cell table:style-name="ce114"/>
          <table:table-cell table:style-name="TL Data" table:number-columns-repeated="23"/>
          <table:table-cell ns41:value-type="float" office:value="1" table:style-name="TL Data" table:number-columns-repeated="2" office:value-type="float">
            <text:p>1</text:p>
          </table:table-cell>
          <table:table-cell table:style-name="TL Data" table:number-columns-repeated="38"/>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4" office:value-type="float">
            <text:p>24</text:p>
          </table:table-cell>
          <table:table-cell ns41:value-type="float" table:style-name="ce21" office:value="1865" office:value-type="float">
            <text:p>1865</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5" office:value-type="float">
            <text:p>25</text:p>
          </table:table-cell>
          <table:table-cell ns41:value-type="float" table:style-name="ce21" office:value="1864" office:value-type="float">
            <text:p>1864</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6" office:value-type="float">
            <text:p>26</text:p>
          </table:table-cell>
          <table:table-cell ns41:value-type="float" table:style-name="ce21" office:value="1863" office:value-type="float">
            <text:p>1863</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7" office:value-type="float">
            <text:p>27</text:p>
          </table:table-cell>
          <table:table-cell ns41:value-type="float" table:style-name="ce21" office:value="1862" office:value-type="float">
            <text:p>1862</text:p>
          </table:table-cell>
          <table:table-cell table:style-name="Default"/>
          <table:table-cell table:style-name="ce114"/>
          <table:table-cell table:style-name="TL Data" table:number-columns-repeated="55"/>
          <table:table-cell ns41:value-type="float" office:value="1" table:style-name="Default" table:number-columns-repeated="2" office:value-type="float">
            <text:p>1</text:p>
          </table:table-cell>
          <table:table-cell table:style-name="Default" table:number-columns-repeated="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8" office:value-type="float">
            <text:p>28</text:p>
          </table:table-cell>
          <table:table-cell ns41:value-type="float" table:style-name="ce21" office:value="1861" office:value-type="float">
            <text:p>1861</text:p>
          </table:table-cell>
          <table:table-cell table:style-name="Default"/>
          <table:table-cell table:style-name="ce114"/>
          <table:table-cell table:style-name="TL Data" table:number-columns-repeated="37"/>
          <table:table-cell ns41:value-type="float" office:value="1" table:style-name="TL Data" table:number-columns-repeated="2" office:value-type="float">
            <text:p>1</text:p>
          </table:table-cell>
          <table:table-cell table:style-name="TL Data" table:number-columns-repeated="24"/>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29" office:value-type="float">
            <text:p>29</text:p>
          </table:table-cell>
          <table:table-cell ns41:value-type="float" table:style-name="ce21" office:value="1860" office:value-type="float">
            <text:p>1860</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0" office:value-type="float">
            <text:p>30</text:p>
          </table:table-cell>
          <table:table-cell ns41:value-type="float" table:style-name="ce21" office:value="1859" office:value-type="float">
            <text:p>1859</text:p>
          </table:table-cell>
          <table:table-cell table:style-name="Default"/>
          <table:table-cell table:style-name="ce114"/>
          <table:table-cell table:style-name="TL Data" table:number-columns-repeated="2"/>
          <table:table-cell ns41:value-type="float" office:value="1" table:style-name="TL Data" table:number-columns-repeated="2" office:value-type="float">
            <text:p>1</text:p>
          </table:table-cell>
          <table:table-cell table:style-name="TL Data" table:number-columns-repeated="59"/>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1" office:value-type="float">
            <text:p>31</text:p>
          </table:table-cell>
          <table:table-cell ns41:value-type="float" table:style-name="ce21" office:value="1858" office:value-type="float">
            <text:p>1858</text:p>
          </table:table-cell>
          <table:table-cell table:style-name="Default"/>
          <table:table-cell table:style-name="ce114"/>
          <table:table-cell table:style-name="TL Data" table:number-columns-repeated="22"/>
          <table:table-cell ns41:value-type="float" table:style-name="TL Data" office:value="1" office:value-type="float">
            <text:p>1</text:p>
          </table:table-cell>
          <table:table-cell table:style-name="TL Data" table:number-columns-repeated="40"/>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2" office:value-type="float">
            <text:p>32</text:p>
          </table:table-cell>
          <table:table-cell ns41:value-type="float" table:style-name="ce21" office:value="1857" office:value-type="float">
            <text:p>1857</text:p>
          </table:table-cell>
          <table:table-cell table:style-name="Default"/>
          <table:table-cell table:style-name="ce114"/>
          <table:table-cell table:style-name="TL Data" table:number-columns-repeated="4"/>
          <table:table-cell ns41:value-type="float" office:value="1" table:style-name="TL Data" table:number-columns-repeated="2" office:value-type="float">
            <text:p>1</text:p>
          </table:table-cell>
          <table:table-cell table:style-name="TL Data" table:number-columns-repeated="57"/>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3" office:value-type="float">
            <text:p>33</text:p>
          </table:table-cell>
          <table:table-cell ns41:value-type="float" table:style-name="ce21" office:value="1856" office:value-type="float">
            <text:p>1856</text:p>
          </table:table-cell>
          <table:table-cell table:style-name="Default"/>
          <table:table-cell table:style-name="ce114"/>
          <table:table-cell ns41:value-type="float" office:value="1" table:style-name="TL Data" table:number-columns-repeated="2"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55"/>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4" office:value-type="float">
            <text:p>34</text:p>
          </table:table-cell>
          <table:table-cell ns41:value-type="float" table:style-name="ce21" office:value="1855" office:value-type="float">
            <text:p>1855</text:p>
          </table:table-cell>
          <table:table-cell table:style-name="Default"/>
          <table:table-cell table:style-name="ce114"/>
          <table:table-cell table:style-name="TL Data" table:number-columns-repeated="2"/>
          <table:table-cell ns41:value-type="float" office:value="1" table:style-name="TL Data" table:number-columns-repeated="2" office:value-type="float">
            <text:p>1</text:p>
          </table:table-cell>
          <table:table-cell table:style-name="TL Data" table:number-columns-repeated="59"/>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5" office:value-type="float">
            <text:p>35</text:p>
          </table:table-cell>
          <table:table-cell ns41:value-type="float" table:style-name="ce21" office:value="1854" office:value-type="float">
            <text:p>1854</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6" office:value-type="float">
            <text:p>36</text:p>
          </table:table-cell>
          <table:table-cell ns41:value-type="float" table:style-name="ce21" office:value="1853" office:value-type="float">
            <text:p>1853</text:p>
          </table:table-cell>
          <table:table-cell table:style-name="Default"/>
          <table:table-cell table:style-name="ce114"/>
          <table:table-cell table:style-name="TL Data" table:number-columns-repeated="35"/>
          <table:table-cell ns41:value-type="float" office:value="1" table:style-name="TL Data" table:number-columns-repeated="2" office:value-type="float">
            <text:p>1</text:p>
          </table:table-cell>
          <table:table-cell table:style-name="TL Data" table:number-columns-repeated="2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7" office:value-type="float">
            <text:p>37</text:p>
          </table:table-cell>
          <table:table-cell ns41:value-type="float" table:style-name="ce21" office:value="1852" office:value-type="float">
            <text:p>1852</text:p>
          </table:table-cell>
          <table:table-cell table:style-name="Default"/>
          <table:table-cell table:style-name="ce114"/>
          <table:table-cell table:style-name="TL Data" table:number-columns-repeated="12"/>
          <table:table-cell ns41:value-type="float" office:value="1" table:style-name="TL Data" table:number-columns-repeated="2" office:value-type="float">
            <text:p>1</text:p>
          </table:table-cell>
          <table:table-cell table:style-name="TL Data" table:number-columns-repeated="31"/>
          <table:table-cell ns41:value-type="float" office:value="1" table:style-name="Default" table:number-columns-repeated="2" office:value-type="float">
            <text:p>1</text:p>
          </table:table-cell>
          <table:table-cell table:style-name="Default" table:number-columns-repeated="1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8" office:value-type="float">
            <text:p>38</text:p>
          </table:table-cell>
          <table:table-cell ns41:value-type="float" table:style-name="ce21" office:value="1851" office:value-type="float">
            <text:p>1851</text:p>
          </table:table-cell>
          <table:table-cell table:style-name="Default"/>
          <table:table-cell table:style-name="ce114"/>
          <table:table-cell ns41:value-type="float" office:value="1" table:style-name="TL Data" table:number-columns-repeated="2" office:value-type="float">
            <text:p>1</text:p>
          </table:table-cell>
          <table:table-cell table:style-name="TL Data" table:number-columns-repeated="6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39" office:value-type="float">
            <text:p>39</text:p>
          </table:table-cell>
          <table:table-cell ns41:value-type="float" table:style-name="ce21" office:value="1850" office:value-type="float">
            <text:p>1850</text:p>
          </table:table-cell>
          <table:table-cell table:style-name="Default"/>
          <table:table-cell table:style-name="ce114"/>
          <table:table-cell table:style-name="TL Data" table:number-columns-repeated="35"/>
          <table:table-cell ns41:value-type="float" office:value="1" table:style-name="TL Data" table:number-columns-repeated="2" office:value-type="float">
            <text:p>1</text:p>
          </table:table-cell>
          <table:table-cell table:style-name="TL Data" table:number-columns-repeated="8"/>
          <table:table-cell ns41:value-type="float" office:value="1" table:style-name="Default" table:number-columns-repeated="2" office:value-type="float">
            <text:p>1</text:p>
          </table:table-cell>
          <table:table-cell table:style-name="Default" table:number-columns-repeated="1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40" office:value-type="float">
            <text:p>40</text:p>
          </table:table-cell>
          <table:table-cell ns41:value-type="float" table:style-name="ce21" office:value="1849" office:value-type="float">
            <text:p>1849</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2, 153</text:p>
          </table:table-cell>
          <table:table-cell ns41:value-type="float" table:style-name="ce95" office:value="260077" office:value-type="float">
            <text:p>260077</text:p>
          </table:table-cell>
          <table:table-cell table:number-columns-repeated="953"/>
        </table:table-row>
        <table:table-row table:style-name="ro5">
          <table:table-cell ns41:value-type="float" table:style-name="ce7" office:value="41" office:value-type="float">
            <text:p>41</text:p>
          </table:table-cell>
          <table:table-cell ns41:value-type="float" table:style-name="ce21" office:value="1848" office:value-type="float">
            <text:p>1848</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42" office:value-type="float">
            <text:p>42</text:p>
          </table:table-cell>
          <table:table-cell ns41:value-type="float" table:style-name="ce21" office:value="1847" office:value-type="float">
            <text:p>1847</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43" office:value-type="float">
            <text:p>43</text:p>
          </table:table-cell>
          <table:table-cell ns41:value-type="float" table:style-name="ce21" office:value="1846" office:value-type="float">
            <text:p>1846</text:p>
          </table:table-cell>
          <table:table-cell table:style-name="Default"/>
          <table:table-cell table:style-name="ce114"/>
          <table:table-cell table:style-name="TL Data" table:number-columns-repeated="28"/>
          <table:table-cell ns41:value-type="float" office:value="1" table:style-name="TL Data" table:number-columns-repeated="2" office:value-type="float">
            <text:p>1</text:p>
          </table:table-cell>
          <table:table-cell table:style-name="TL Data" table:number-columns-repeated="3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44" office:value-type="float">
            <text:p>44</text:p>
          </table:table-cell>
          <table:table-cell ns41:value-type="float" table:style-name="ce21" office:value="1845" office:value-type="float">
            <text:p>1845</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45" office:value-type="float">
            <text:p>45</text:p>
          </table:table-cell>
          <table:table-cell ns41:value-type="float" table:style-name="ce21" office:value="1844" office:value-type="float">
            <text:p>1844</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46" office:value-type="float">
            <text:p>46</text:p>
          </table:table-cell>
          <table:table-cell ns41:value-type="float" table:style-name="ce21" office:value="1843" office:value-type="float">
            <text:p>1843</text:p>
          </table:table-cell>
          <table:table-cell table:style-name="Default"/>
          <table:table-cell table:style-name="ce114"/>
          <table:table-cell table:style-name="TL Data" table:number-columns-repeated="35"/>
          <table:table-cell ns41:value-type="float" office:value="1" table:style-name="TL Data" table:number-columns-repeated="2" office:value-type="float">
            <text:p>1</text:p>
          </table:table-cell>
          <table:table-cell table:style-name="TL Data" table:number-columns-repeated="2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47" office:value-type="float">
            <text:p>47</text:p>
          </table:table-cell>
          <table:table-cell ns41:value-type="float" table:style-name="ce21" office:value="1842" office:value-type="float">
            <text:p>1842</text:p>
          </table:table-cell>
          <table:table-cell table:style-name="Default"/>
          <table:table-cell table:style-name="ce114"/>
          <table:table-cell table:style-name="TL Data" table:number-columns-repeated="6"/>
          <table:table-cell ns41:value-type="float" office:value="1" table:style-name="TL Data" table:number-columns-repeated="2" office:value-type="float">
            <text:p>1</text:p>
          </table:table-cell>
          <table:table-cell table:style-name="TL Data" table:number-columns-repeated="55"/>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48" office:value-type="float">
            <text:p>48</text:p>
          </table:table-cell>
          <table:table-cell ns41:value-type="float" table:style-name="ce21" office:value="1841" office:value-type="float">
            <text:p>1841</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49" office:value-type="float">
            <text:p>49</text:p>
          </table:table-cell>
          <table:table-cell ns41:value-type="float" table:style-name="ce21" office:value="1840" office:value-type="float">
            <text:p>1840</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0" office:value-type="float">
            <text:p>50</text:p>
          </table:table-cell>
          <table:table-cell ns41:value-type="float" table:style-name="ce21" office:value="1839" office:value-type="float">
            <text:p>1839</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1" office:value-type="float">
            <text:p>51</text:p>
          </table:table-cell>
          <table:table-cell ns41:value-type="float" table:style-name="ce21" office:value="1838" office:value-type="float">
            <text:p>1838</text:p>
          </table:table-cell>
          <table:table-cell table:style-name="Default"/>
          <table:table-cell table:style-name="ce114"/>
          <table:table-cell table:style-name="TL Data" table:number-columns-repeated="61"/>
          <table:table-cell ns41:value-type="float" table:style-name="Default" office:value="1" office:value-type="float">
            <text:p>1</text:p>
          </table:table-cell>
          <table:table-cell table:style-name="Default"/>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2" office:value-type="float">
            <text:p>52</text:p>
          </table:table-cell>
          <table:table-cell ns41:value-type="float" table:style-name="ce21" office:value="1837" office:value-type="float">
            <text:p>1837</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3" office:value-type="float">
            <text:p>53</text:p>
          </table:table-cell>
          <table:table-cell ns41:value-type="float" table:style-name="ce21" office:value="1836" office:value-type="float">
            <text:p>1836</text:p>
          </table:table-cell>
          <table:table-cell table:style-name="Default"/>
          <table:table-cell table:style-name="ce114"/>
          <table:table-cell table:style-name="TL Data" table:number-columns-repeated="25"/>
          <table:table-cell ns41:value-type="float" office:value="1" table:style-name="TL Data" table:number-columns-repeated="2" office:value-type="float">
            <text:p>1</text:p>
          </table:table-cell>
          <table:table-cell table:style-name="TL Data" table:number-columns-repeated="36"/>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4" office:value-type="float">
            <text:p>54</text:p>
          </table:table-cell>
          <table:table-cell ns41:value-type="float" table:style-name="ce21" office:value="1835" office:value-type="float">
            <text:p>1835</text:p>
          </table:table-cell>
          <table:table-cell table:style-name="Default"/>
          <table:table-cell table:style-name="ce114"/>
          <table:table-cell table:style-name="TL Data" table:number-columns-repeated="30"/>
          <table:table-cell ns41:value-type="float" office:value="1" table:style-name="TL Data" table:number-columns-repeated="2" office:value-type="float">
            <text:p>1</text:p>
          </table:table-cell>
          <table:table-cell table:style-name="TL Data" table:number-columns-repeated="3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5" office:value-type="float">
            <text:p>55</text:p>
          </table:table-cell>
          <table:table-cell ns41:value-type="float" table:style-name="ce21" office:value="1834" office:value-type="float">
            <text:p>1834</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6" office:value-type="float">
            <text:p>56</text:p>
          </table:table-cell>
          <table:table-cell ns41:value-type="float" table:style-name="ce21" office:value="1833" office:value-type="float">
            <text:p>1833</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7" office:value-type="float">
            <text:p>57</text:p>
          </table:table-cell>
          <table:table-cell ns41:value-type="float" table:style-name="ce21" office:value="1832" office:value-type="float">
            <text:p>1832</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8" office:value-type="float">
            <text:p>58</text:p>
          </table:table-cell>
          <table:table-cell ns41:value-type="float" table:style-name="ce21" office:value="1831" office:value-type="float">
            <text:p>1831</text:p>
          </table:table-cell>
          <table:table-cell table:style-name="Default"/>
          <table:table-cell table:style-name="ce114"/>
          <table:table-cell table:style-name="TL Data" table:number-columns-repeated="50"/>
          <table:table-cell ns41:value-type="float" office:value="1" table:style-name="Default" table:number-columns-repeated="2" office:value-type="float">
            <text:p>1</text:p>
          </table:table-cell>
          <table:table-cell table:style-name="Default" table:number-columns-repeated="11"/>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59" office:value-type="float">
            <text:p>59</text:p>
          </table:table-cell>
          <table:table-cell ns41:value-type="float" table:style-name="ce21" office:value="1830" office:value-type="float">
            <text:p>1830</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0" office:value-type="float">
            <text:p>60</text:p>
          </table:table-cell>
          <table:table-cell ns41:value-type="float" table:style-name="ce21" office:value="1829" office:value-type="float">
            <text:p>1829</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1" office:value-type="float">
            <text:p>61</text:p>
          </table:table-cell>
          <table:table-cell ns41:value-type="float" table:style-name="ce21" office:value="1828" office:value-type="float">
            <text:p>1828</text:p>
          </table:table-cell>
          <table:table-cell table:style-name="Default"/>
          <table:table-cell table:style-name="ce114"/>
          <table:table-cell table:style-name="TL Data" table:number-columns-repeated="48"/>
          <table:table-cell ns41:value-type="float" office:value="1" table:style-name="Default" table:number-columns-repeated="2" office:value-type="float">
            <text:p>1</text:p>
          </table:table-cell>
          <table:table-cell table:style-name="Default" table:number-columns-repeated="1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2" office:value-type="float">
            <text:p>62</text:p>
          </table:table-cell>
          <table:table-cell ns41:value-type="float" table:style-name="ce21" office:value="1827" office:value-type="float">
            <text:p>1827</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3" office:value-type="float">
            <text:p>63</text:p>
          </table:table-cell>
          <table:table-cell ns41:value-type="float" table:style-name="ce21" office:value="1826" office:value-type="float">
            <text:p>1826</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4" office:value-type="float">
            <text:p>64</text:p>
          </table:table-cell>
          <table:table-cell ns41:value-type="float" table:style-name="ce21" office:value="1825" office:value-type="float">
            <text:p>1825</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5" office:value-type="float">
            <text:p>65</text:p>
          </table:table-cell>
          <table:table-cell ns41:value-type="float" table:style-name="ce21" office:value="1824" office:value-type="float">
            <text:p>1824</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6" office:value-type="float">
            <text:p>66</text:p>
          </table:table-cell>
          <table:table-cell ns41:value-type="float" table:style-name="ce21" office:value="1823" office:value-type="float">
            <text:p>1823</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7" office:value-type="float">
            <text:p>67</text:p>
          </table:table-cell>
          <table:table-cell ns41:value-type="float" table:style-name="ce21" office:value="1822" office:value-type="float">
            <text:p>1822</text:p>
          </table:table-cell>
          <table:table-cell table:style-name="Default"/>
          <table:table-cell table:style-name="ce114"/>
          <table:table-cell table:style-name="TL Data" table:number-columns-repeated="58"/>
          <table:table-cell ns41:value-type="float" office:value="1" table:style-name="Default" table:number-columns-repeated="2" office:value-type="float">
            <text:p>1</text:p>
          </table:table-cell>
          <table:table-cell table:style-name="Default" table:number-columns-repeated="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8" office:value-type="float">
            <text:p>68</text:p>
          </table:table-cell>
          <table:table-cell ns41:value-type="float" table:style-name="ce21" office:value="1821" office:value-type="float">
            <text:p>1821</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69" office:value-type="float">
            <text:p>69</text:p>
          </table:table-cell>
          <table:table-cell ns41:value-type="float" table:style-name="ce21" office:value="1820" office:value-type="float">
            <text:p>1820</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0" office:value-type="float">
            <text:p>70</text:p>
          </table:table-cell>
          <table:table-cell ns41:value-type="float" table:style-name="ce21" office:value="1819" office:value-type="float">
            <text:p>1819</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1" office:value-type="float">
            <text:p>71</text:p>
          </table:table-cell>
          <table:table-cell ns41:value-type="float" table:style-name="ce21" office:value="1818" office:value-type="float">
            <text:p>1818</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2" office:value-type="float">
            <text:p>72</text:p>
          </table:table-cell>
          <table:table-cell ns41:value-type="float" table:style-name="ce21" office:value="1817" office:value-type="float">
            <text:p>1817</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3" office:value-type="float">
            <text:p>73</text:p>
          </table:table-cell>
          <table:table-cell ns41:value-type="float" table:style-name="ce21" office:value="1816" office:value-type="float">
            <text:p>1816</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4" office:value-type="float">
            <text:p>74</text:p>
          </table:table-cell>
          <table:table-cell ns41:value-type="float" table:style-name="ce21" office:value="1815" office:value-type="float">
            <text:p>1815</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5" office:value-type="float">
            <text:p>75</text:p>
          </table:table-cell>
          <table:table-cell ns41:value-type="float" table:style-name="ce21" office:value="1814" office:value-type="float">
            <text:p>1814</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6" office:value-type="float">
            <text:p>76</text:p>
          </table:table-cell>
          <table:table-cell ns41:value-type="float" table:style-name="ce21" office:value="1813" office:value-type="float">
            <text:p>1813</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7" office:value-type="float">
            <text:p>77</text:p>
          </table:table-cell>
          <table:table-cell ns41:value-type="float" table:style-name="ce21" office:value="1812" office:value-type="float">
            <text:p>1812</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8" office:value-type="float">
            <text:p>78</text:p>
          </table:table-cell>
          <table:table-cell ns41:value-type="float" table:style-name="ce21" office:value="1811" office:value-type="float">
            <text:p>1811</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79" office:value-type="float">
            <text:p>79</text:p>
          </table:table-cell>
          <table:table-cell ns41:value-type="float" table:style-name="ce21" office:value="1810" office:value-type="float">
            <text:p>1810</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80" office:value-type="float">
            <text:p>80</text:p>
          </table:table-cell>
          <table:table-cell ns41:value-type="float" table:style-name="ce21" office:value="1809" office:value-type="float">
            <text:p>1809</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81" office:value-type="float">
            <text:p>81</text:p>
          </table:table-cell>
          <table:table-cell ns41:value-type="float" table:style-name="ce21" office:value="1808" office:value-type="float">
            <text:p>1808</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4, 155</text:p>
          </table:table-cell>
          <table:table-cell ns41:value-type="float" table:style-name="ce95" office:value="260078" office:value-type="float">
            <text:p>260078</text:p>
          </table:table-cell>
          <table:table-cell table:number-columns-repeated="953"/>
        </table:table-row>
        <table:table-row table:style-name="ro5">
          <table:table-cell ns41:value-type="float" table:style-name="ce7" office:value="82" office:value-type="float">
            <text:p>82</text:p>
          </table:table-cell>
          <table:table-cell ns41:value-type="float" table:style-name="ce21" office:value="1807" office:value-type="float">
            <text:p>1807</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83" office:value-type="float">
            <text:p>83</text:p>
          </table:table-cell>
          <table:table-cell ns41:value-type="float" table:style-name="ce21" office:value="1806" office:value-type="float">
            <text:p>1806</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84" office:value-type="float">
            <text:p>84</text:p>
          </table:table-cell>
          <table:table-cell ns41:value-type="float" table:style-name="ce21" office:value="1805" office:value-type="float">
            <text:p>1805</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85" office:value-type="float">
            <text:p>85</text:p>
          </table:table-cell>
          <table:table-cell ns41:value-type="float" table:style-name="ce21" office:value="1804" office:value-type="float">
            <text:p>1804</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86" office:value-type="float">
            <text:p>86</text:p>
          </table:table-cell>
          <table:table-cell ns41:value-type="float" table:style-name="ce21" office:value="1803" office:value-type="float">
            <text:p>1803</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87" office:value-type="float">
            <text:p>87</text:p>
          </table:table-cell>
          <table:table-cell ns41:value-type="float" table:style-name="ce21" office:value="1802" office:value-type="float">
            <text:p>1802</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88" office:value-type="float">
            <text:p>88</text:p>
          </table:table-cell>
          <table:table-cell ns41:value-type="float" table:style-name="ce21" office:value="1801" office:value-type="float">
            <text:p>1801</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89" office:value-type="float">
            <text:p>89</text:p>
          </table:table-cell>
          <table:table-cell ns41:value-type="float" table:style-name="ce21" office:value="1800" office:value-type="float">
            <text:p>1800</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0" office:value-type="float">
            <text:p>90</text:p>
          </table:table-cell>
          <table:table-cell ns41:value-type="float" table:style-name="ce21" office:value="1799" office:value-type="float">
            <text:p>1799</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1" office:value-type="float">
            <text:p>91</text:p>
          </table:table-cell>
          <table:table-cell ns41:value-type="float" table:style-name="ce21" office:value="1798" office:value-type="float">
            <text:p>1798</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2" office:value-type="float">
            <text:p>92</text:p>
          </table:table-cell>
          <table:table-cell ns41:value-type="float" table:style-name="ce21" office:value="1797" office:value-type="float">
            <text:p>1797</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3" office:value-type="float">
            <text:p>93</text:p>
          </table:table-cell>
          <table:table-cell ns41:value-type="float" table:style-name="ce21" office:value="1796" office:value-type="float">
            <text:p>1796</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4" office:value-type="float">
            <text:p>94</text:p>
          </table:table-cell>
          <table:table-cell ns41:value-type="float" table:style-name="ce21" office:value="1795" office:value-type="float">
            <text:p>1795</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5" office:value-type="float">
            <text:p>95</text:p>
          </table:table-cell>
          <table:table-cell ns41:value-type="float" table:style-name="ce21" office:value="1794" office:value-type="float">
            <text:p>1794</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6" office:value-type="float">
            <text:p>96</text:p>
          </table:table-cell>
          <table:table-cell ns41:value-type="float" table:style-name="ce21" office:value="1793" office:value-type="float">
            <text:p>1793</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7" office:value-type="float">
            <text:p>97</text:p>
          </table:table-cell>
          <table:table-cell ns41:value-type="float" table:style-name="ce21" office:value="1792" office:value-type="float">
            <text:p>1792</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8" office:value-type="float">
            <text:p>98</text:p>
          </table:table-cell>
          <table:table-cell ns41:value-type="float" table:style-name="ce21" office:value="1791" office:value-type="float">
            <text:p>1791</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99" office:value-type="float">
            <text:p>99</text:p>
          </table:table-cell>
          <table:table-cell ns41:value-type="float" table:style-name="ce21" office:value="1790" office:value-type="float">
            <text:p>1790</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100" office:value-type="float">
            <text:p>100</text:p>
          </table:table-cell>
          <table:table-cell ns41:value-type="float" table:style-name="ce21" office:value="1789" office:value-type="float">
            <text:p>1789</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101" office:value-type="float">
            <text:p>101</text:p>
          </table:table-cell>
          <table:table-cell ns41:value-type="float" table:style-name="ce21" office:value="1788" office:value-type="float">
            <text:p>1788</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float" table:style-name="ce7" office:value="102" office:value-type="float">
            <text:p>102</text:p>
          </table:table-cell>
          <table:table-cell ns41:value-type="float" table:style-name="ce21" office:value="1787" office:value-type="float">
            <text:p>1787</text:p>
          </table:table-cell>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5">
          <table:table-cell ns41:value-type="string" table:number-rows-spanned="1" table:style-name="ce8" table:number-columns-spanned="2" office:value-type="string">
            <text:p>Onbekend</text:p>
          </table:table-cell>
          <table:covered-table-cell table:style-name="ce21"/>
          <table:table-cell table:style-name="Default"/>
          <table:table-cell table:style-name="ce114"/>
          <table:table-cell table:style-name="TL Data" table:number-columns-repeated="63"/>
          <table:table-cell ns41:value-type="string" table:style-name="ce79" office:value-type="string">
            <text:p>VT_1889</text:p>
          </table:table-cell>
          <table:table-cell ns41:value-type="string" table:style-name="ce86" office:value-type="string">
            <text:p>05_H7</text:p>
          </table:table-cell>
          <table:table-cell ns41:value-type="string" table:style-name="ce86" office:value-type="string">
            <text:p>156, 157</text:p>
          </table:table-cell>
          <table:table-cell ns41:value-type="float" table:style-name="ce95" office:value="260079" office:value-type="float">
            <text:p>260079</text:p>
          </table:table-cell>
          <table:table-cell table:number-columns-repeated="953"/>
        </table:table-row>
        <table:table-row table:style-name="ro6">
          <table:table-cell ns41:value-type="string" table:number-rows-spanned="1" table:style-name="ce9" table:number-columns-spanned="2" office:value-type="string">
            <text:p>Totaal</text:p>
          </table:table-cell>
          <table:covered-table-cell table:style-name="ce22"/>
          <table:table-cell table:style-name="Default"/>
          <table:table-cell table:style-name="ce33"/>
          <table:table-cell ns41:value-type="float" office:value="2" table:style-name="ce45" table:number-columns-repeated="4" office:value-type="float">
            <text:p>2</text:p>
          </table:table-cell>
          <table:table-cell ns41:value-type="float" office:value="1" table:style-name="ce45" table:number-columns-repeated="2" office:value-type="float">
            <text:p>1</text:p>
          </table:table-cell>
          <table:table-cell ns41:value-type="float" office:value="2" table:style-name="ce45" table:number-columns-repeated="2" office:value-type="float">
            <text:p>2</text:p>
          </table:table-cell>
          <table:table-cell table:style-name="ce45" table:number-columns-repeated="2"/>
          <table:table-cell ns41:value-type="float" office:value="1" table:style-name="ce45" table:number-columns-repeated="2" office:value-type="float">
            <text:p>1</text:p>
          </table:table-cell>
          <table:table-cell ns41:value-type="float" table:style-name="ce45" office:value="2" office:value-type="float">
            <text:p>2</text:p>
          </table:table-cell>
          <table:table-cell ns41:value-type="float" table:style-name="ce45" office:value="1" office:value-type="float">
            <text:p>1</text:p>
          </table:table-cell>
          <table:table-cell table:style-name="ce45"/>
          <table:table-cell ns41:value-type="float" table:style-name="ce45" office:value="1" office:value-type="float">
            <text:p>1</text:p>
          </table:table-cell>
          <table:table-cell table:style-name="ce45"/>
          <table:table-cell ns41:value-type="float" table:style-name="ce45" office:value="2" office:value-type="float">
            <text:p>2</text:p>
          </table:table-cell>
          <table:table-cell ns41:value-type="float" office:value="1" table:style-name="ce45" table:number-columns-repeated="4" office:value-type="float">
            <text:p>1</text:p>
          </table:table-cell>
          <table:table-cell ns41:value-type="float" office:value="2" table:style-name="ce45" table:number-columns-repeated="3" office:value-type="float">
            <text:p>2</text:p>
          </table:table-cell>
          <table:table-cell ns41:value-type="float" office:value="1" table:style-name="ce45" table:number-columns-repeated="2" office:value-type="float">
            <text:p>1</text:p>
          </table:table-cell>
          <table:table-cell table:style-name="ce45"/>
          <table:table-cell ns41:value-type="float" office:value="1" table:style-name="ce45" table:number-columns-repeated="4" office:value-type="float">
            <text:p>1</text:p>
          </table:table-cell>
          <table:table-cell table:style-name="ce45"/>
          <table:table-cell ns41:value-type="float" table:style-name="ce45" office:value="3" office:value-type="float">
            <text:p>3</text:p>
          </table:table-cell>
          <table:table-cell ns41:value-type="float" table:style-name="ce45" office:value="2" office:value-type="float">
            <text:p>2</text:p>
          </table:table-cell>
          <table:table-cell ns41:value-type="float" office:value="3" table:style-name="ce45" table:number-columns-repeated="2" office:value-type="float">
            <text:p>3</text:p>
          </table:table-cell>
          <table:table-cell ns41:value-type="float" table:style-name="ce45" office:value="2" office:value-type="float">
            <text:p>2</text:p>
          </table:table-cell>
          <table:table-cell ns41:value-type="float" table:style-name="ce45" office:value="1" office:value-type="float">
            <text:p>1</text:p>
          </table:table-cell>
          <table:table-cell table:style-name="ce45" table:number-columns-repeated="2"/>
          <table:table-cell ns41:value-type="float" table:style-name="ce45" office:value="1" office:value-type="float">
            <text:p>1</text:p>
          </table:table-cell>
          <table:table-cell table:style-name="ce45"/>
          <table:table-cell ns41:value-type="float" office:value="1" table:style-name="ce45" table:number-columns-repeated="2" office:value-type="float">
            <text:p>1</text:p>
          </table:table-cell>
          <table:table-cell ns41:value-type="float" office:value="2" table:style-name="ce45" table:number-columns-repeated="2" office:value-type="float">
            <text:p>2</text:p>
          </table:table-cell>
          <table:table-cell table:style-name="ce45"/>
          <table:table-cell ns41:value-type="float" office:value="1" table:style-name="ce45" table:number-columns-repeated="6" office:value-type="float">
            <text:p>1</text:p>
          </table:table-cell>
          <table:table-cell table:style-name="ce45"/>
          <table:table-cell ns41:value-type="float" table:style-name="ce45" office:value="2" office:value-type="float">
            <text:p>2</text:p>
          </table:table-cell>
          <table:table-cell ns41:value-type="float" table:style-name="ce45" office:value="1" office:value-type="float">
            <text:p>1</text:p>
          </table:table-cell>
          <table:table-cell table:style-name="ce45"/>
          <table:table-cell ns41:value-type="float" office:value="1" table:style-name="ce45" table:number-columns-repeated="2" office:value-type="float">
            <text:p>1</text:p>
          </table:table-cell>
          <table:table-cell table:style-name="ce45"/>
          <table:table-cell ns41:value-type="float" office:value="1" table:style-name="ce45" table:number-columns-repeated="2" office:value-type="float">
            <text:p>1</text:p>
          </table:table-cell>
          <table:table-cell ns41:value-type="string" table:style-name="ce80" office:value-type="string">
            <text:p>VT_1889</text:p>
          </table:table-cell>
          <table:table-cell ns41:value-type="string" table:style-name="ce87" office:value-type="string">
            <text:p>05_H7</text:p>
          </table:table-cell>
          <table:table-cell ns41:value-type="string" table:style-name="ce87" office:value-type="string">
            <text:p>156, 157</text:p>
          </table:table-cell>
          <table:table-cell ns41:value-type="float" table:style-name="ce96" office:value="260079" office:value-type="float">
            <text:p>260079</text:p>
          </table:table-cell>
          <table:table-cell table:number-columns-repeated="953"/>
        </table:table-row>
        <table:table-row table:style-name="ro5">
          <table:table-cell ns41:value-type="string" table:style-name="ce10" office:value-type="string">
            <text:p>CBS nummer</text:p>
          </table:table-cell>
          <table:table-cell table:style-name="ce23"/>
          <table:table-cell table:style-name="Default"/>
          <table:table-cell table:number-rows-spanned="1" office:value-type="float" office:value="105" table:style-name="ce34" table:number-columns-spanned="3" ns41:value-type="float">
            <text:p>105</text:p>
          </table:table-cell>
          <table:covered-table-cell table:style-name="ce46" table:number-columns-repeated="2"/>
          <table:table-cell table:number-rows-spanned="1" office:value-type="float" office:value="106" table:style-name="ce55" table:number-columns-spanned="4" ns41:value-type="float">
            <text:p>106</text:p>
          </table:table-cell>
          <table:covered-table-cell table:style-name="ce46" table:number-columns-repeated="3"/>
          <table:table-cell table:number-rows-spanned="1" office:value-type="float" office:value="108" table:style-name="ce55" table:number-columns-spanned="3" ns41:value-type="float">
            <text:p>108</text:p>
          </table:table-cell>
          <table:covered-table-cell table:style-name="ce46" table:number-columns-repeated="2"/>
          <table:table-cell table:number-rows-spanned="1" office:value-type="float" office:value="111" table:style-name="ce55" table:number-columns-spanned="3" ns41:value-type="float">
            <text:p>111</text:p>
          </table:table-cell>
          <table:covered-table-cell table:style-name="ce46" table:number-columns-repeated="2"/>
          <table:table-cell table:number-rows-spanned="1" office:value-type="float" office:value="114" table:style-name="ce55" table:number-columns-spanned="3" ns41:value-type="float">
            <text:p>114</text:p>
          </table:table-cell>
          <table:covered-table-cell table:style-name="ce46" table:number-columns-repeated="2"/>
          <table:table-cell table:number-rows-spanned="1" office:value-type="float" office:value="115" table:style-name="ce55" table:number-columns-spanned="2" ns41:value-type="float">
            <text:p>115</text:p>
          </table:table-cell>
          <table:covered-table-cell table:style-name="ce46"/>
          <table:table-cell table:number-rows-spanned="1" office:value-type="float" office:value="116" table:style-name="ce55" table:number-columns-spanned="4" ns41:value-type="float">
            <text:p>116</text:p>
          </table:table-cell>
          <table:covered-table-cell table:style-name="ce46" table:number-columns-repeated="3"/>
          <table:table-cell table:number-rows-spanned="1" office:value-type="float" office:value="118" table:style-name="ce55" table:number-columns-spanned="2" ns41:value-type="float">
            <text:p>118</text:p>
          </table:table-cell>
          <table:covered-table-cell table:style-name="ce46"/>
          <table:table-cell table:number-rows-spanned="1" office:value-type="float" office:value="119" table:style-name="ce55" table:number-columns-spanned="4" ns41:value-type="float">
            <text:p>119</text:p>
          </table:table-cell>
          <table:covered-table-cell table:style-name="ce46" table:number-columns-repeated="3"/>
          <table:table-cell table:number-rows-spanned="1" office:value-type="float" office:value="121" table:style-name="ce55" table:number-columns-spanned="3" ns41:value-type="float">
            <text:p>121</text:p>
          </table:table-cell>
          <table:covered-table-cell table:style-name="ce46" table:number-columns-repeated="2"/>
          <table:table-cell table:number-rows-spanned="1" office:value-type="float" office:value="120" table:style-name="ce55" table:number-columns-spanned="3" ns41:value-type="float">
            <text:p>120</text:p>
          </table:table-cell>
          <table:covered-table-cell table:style-name="ce46" table:number-columns-repeated="2"/>
          <table:table-cell table:number-rows-spanned="1" office:value-type="float" office:value="122" table:style-name="ce55" table:number-columns-spanned="4" ns41:value-type="float">
            <text:p>122</text:p>
          </table:table-cell>
          <table:covered-table-cell table:style-name="ce46" table:number-columns-repeated="3"/>
          <table:table-cell table:number-rows-spanned="1" office:value-type="float" office:value="124" table:style-name="ce55" table:number-columns-spanned="3" ns41:value-type="float">
            <text:p>124</text:p>
          </table:table-cell>
          <table:covered-table-cell table:style-name="ce46" table:number-columns-repeated="2"/>
          <table:table-cell table:number-rows-spanned="1" office:value-type="float" office:value="127" table:style-name="ce55" table:number-columns-spanned="2" ns41:value-type="float">
            <text:p>127</text:p>
          </table:table-cell>
          <table:covered-table-cell table:style-name="ce46"/>
          <table:table-cell table:number-rows-spanned="1" office:value-type="float" office:value="128" table:style-name="ce55" table:number-columns-spanned="3" ns41:value-type="float">
            <text:p>128</text:p>
          </table:table-cell>
          <table:covered-table-cell table:style-name="ce46" table:number-columns-repeated="2"/>
          <table:table-cell table:number-rows-spanned="1" office:value-type="float" office:value="130" table:style-name="ce55" table:number-columns-spanned="3" ns41:value-type="float">
            <text:p>130</text:p>
          </table:table-cell>
          <table:covered-table-cell table:style-name="ce46" table:number-columns-repeated="2"/>
          <table:table-cell table:number-rows-spanned="1" office:value-type="float" office:value="131" table:style-name="ce55" table:number-columns-spanned="4" ns41:value-type="float">
            <text:p>131</text:p>
          </table:table-cell>
          <table:covered-table-cell table:style-name="ce46" table:number-columns-repeated="3"/>
          <table:table-cell table:number-rows-spanned="1" office:value-type="float" office:value="132" table:style-name="ce55" table:number-columns-spanned="3" ns41:value-type="float">
            <text:p>132</text:p>
          </table:table-cell>
          <table:covered-table-cell table:style-name="ce46" table:number-columns-repeated="2"/>
          <table:table-cell table:number-rows-spanned="1" office:value-type="float" office:value="133" table:style-name="ce55" table:number-columns-spanned="3" ns41:value-type="float">
            <text:p>133</text:p>
          </table:table-cell>
          <table:covered-table-cell table:style-name="ce46" table:number-columns-repeated="2"/>
          <table:table-cell table:number-rows-spanned="1" office:value-type="float" office:value="134" table:style-name="ce55" table:number-columns-spanned="3" ns41:value-type="float">
            <text:p>134</text:p>
          </table:table-cell>
          <table:covered-table-cell table:style-name="ce46" table:number-columns-repeated="2"/>
          <table:table-cell table:number-rows-spanned="1" office:value-type="float" office:value="136" table:style-name="ce62" table:number-columns-spanned="2" ns41:value-type="float">
            <text:p>136</text:p>
          </table:table-cell>
          <table:covered-table-cell table:style-name="ce69"/>
          <table:table-cell table:number-columns-repeated="957"/>
        </table:table-row>
        <table:table-row table:style-name="ro5">
          <table:table-cell ns41:value-type="string" table:style-name="ce11" office:value-type="string">
            <text:p>Amsterdamse code</text:p>
          </table:table-cell>
          <table:table-cell table:style-name="ce24"/>
          <table:table-cell table:style-name="Default"/>
          <table:table-cell table:number-rows-spanned="1" office:value-type="float" office:value="10787" table:style-name="ce35" table:number-columns-spanned="3" ns41:value-type="float">
            <text:p>10787</text:p>
          </table:table-cell>
          <table:covered-table-cell table:style-name="ce47" table:number-columns-repeated="2"/>
          <table:table-cell table:number-rows-spanned="1" office:value-type="float" office:value="10522" table:style-name="ce56" table:number-columns-spanned="4" ns41:value-type="float">
            <text:p>10522</text:p>
          </table:table-cell>
          <table:covered-table-cell table:style-name="ce47" table:number-columns-repeated="3"/>
          <table:table-cell table:number-rows-spanned="1" office:value-type="float" office:value="10448" table:style-name="ce56" table:number-columns-spanned="3" ns41:value-type="float">
            <text:p>10448</text:p>
          </table:table-cell>
          <table:covered-table-cell table:style-name="ce47" table:number-columns-repeated="2"/>
          <table:table-cell table:number-rows-spanned="1" office:value-type="float" office:value="10418" table:style-name="ce56" table:number-columns-spanned="3" ns41:value-type="float">
            <text:p>10418</text:p>
          </table:table-cell>
          <table:covered-table-cell table:style-name="ce47" table:number-columns-repeated="2"/>
          <table:table-cell table:number-rows-spanned="1" office:value-type="float" office:value="11180" table:style-name="ce56" table:number-columns-spanned="3" ns41:value-type="float">
            <text:p>11180</text:p>
          </table:table-cell>
          <table:covered-table-cell table:style-name="ce47" table:number-columns-repeated="2"/>
          <table:table-cell table:number-rows-spanned="1" office:value-type="float" office:value="11099" table:style-name="ce56" table:number-columns-spanned="2" ns41:value-type="float">
            <text:p>11099</text:p>
          </table:table-cell>
          <table:covered-table-cell table:style-name="ce47"/>
          <table:table-cell table:number-rows-spanned="1" office:value-type="float" office:value="10506" table:style-name="ce56" table:number-columns-spanned="4" ns41:value-type="float">
            <text:p>10506</text:p>
          </table:table-cell>
          <table:covered-table-cell table:style-name="ce47" table:number-columns-repeated="3"/>
          <table:table-cell table:number-rows-spanned="1" office:value-type="float" office:value="10839" table:style-name="ce56" table:number-columns-spanned="2" ns41:value-type="float">
            <text:p>10839</text:p>
          </table:table-cell>
          <table:covered-table-cell table:style-name="ce47"/>
          <table:table-cell table:number-rows-spanned="1" office:value-type="float" office:value="11204" table:style-name="ce56" table:number-columns-spanned="4" ns41:value-type="float">
            <text:p>11204</text:p>
          </table:table-cell>
          <table:covered-table-cell table:style-name="ce47" table:number-columns-repeated="3"/>
          <table:table-cell table:number-rows-spanned="1" office:value-type="float" office:value="10774" table:style-name="ce56" table:number-columns-spanned="3" ns41:value-type="float">
            <text:p>10774</text:p>
          </table:table-cell>
          <table:covered-table-cell table:style-name="ce47" table:number-columns-repeated="2"/>
          <table:table-cell table:number-rows-spanned="1" office:value-type="float" office:value="10608" table:style-name="ce56" table:number-columns-spanned="3" ns41:value-type="float">
            <text:p>10608</text:p>
          </table:table-cell>
          <table:covered-table-cell table:style-name="ce47" table:number-columns-repeated="2"/>
          <table:table-cell table:number-rows-spanned="1" office:value-type="float" office:value="11320" table:style-name="ce56" table:number-columns-spanned="4" ns41:value-type="float">
            <text:p>11320</text:p>
          </table:table-cell>
          <table:covered-table-cell table:style-name="ce47" table:number-columns-repeated="3"/>
          <table:table-cell table:number-rows-spanned="1" office:value-type="float" office:value="10501" table:style-name="ce56" table:number-columns-spanned="3" ns41:value-type="float">
            <text:p>10501</text:p>
          </table:table-cell>
          <table:covered-table-cell table:style-name="ce47" table:number-columns-repeated="2"/>
          <table:table-cell table:number-rows-spanned="1" office:value-type="float" office:value="10629" table:style-name="ce56" table:number-columns-spanned="2" ns41:value-type="float">
            <text:p>10629</text:p>
          </table:table-cell>
          <table:covered-table-cell table:style-name="ce47"/>
          <table:table-cell table:number-rows-spanned="1" office:value-type="float" office:value="10944" table:style-name="ce56" table:number-columns-spanned="3" ns41:value-type="float">
            <text:p>10944</text:p>
          </table:table-cell>
          <table:covered-table-cell table:style-name="ce47" table:number-columns-repeated="2"/>
          <table:table-cell table:number-rows-spanned="1" office:value-type="float" office:value="10489" table:style-name="ce56" table:number-columns-spanned="3" ns41:value-type="float">
            <text:p>10489</text:p>
          </table:table-cell>
          <table:covered-table-cell table:style-name="ce47" table:number-columns-repeated="2"/>
          <table:table-cell table:number-rows-spanned="1" office:value-type="float" office:value="11033" table:style-name="ce56" table:number-columns-spanned="4" ns41:value-type="float">
            <text:p>11033</text:p>
          </table:table-cell>
          <table:covered-table-cell table:style-name="ce47" table:number-columns-repeated="3"/>
          <table:table-cell table:number-rows-spanned="1" office:value-type="float" office:value="11120" table:style-name="ce56" table:number-columns-spanned="3" ns41:value-type="float">
            <text:p>11120</text:p>
          </table:table-cell>
          <table:covered-table-cell table:style-name="ce47" table:number-columns-repeated="2"/>
          <table:table-cell table:number-rows-spanned="1" office:value-type="float" office:value="10630" table:style-name="ce56" table:number-columns-spanned="3" ns41:value-type="float">
            <text:p>10630</text:p>
          </table:table-cell>
          <table:covered-table-cell table:style-name="ce47" table:number-columns-repeated="2"/>
          <table:table-cell table:number-rows-spanned="1" office:value-type="float" office:value="11095" table:style-name="ce56" table:number-columns-spanned="3" ns41:value-type="float">
            <text:p>11095</text:p>
          </table:table-cell>
          <table:covered-table-cell table:style-name="ce47" table:number-columns-repeated="2"/>
          <table:table-cell table:number-rows-spanned="1" office:value-type="float" office:value="10002" table:style-name="ce63" table:number-columns-spanned="2" ns41:value-type="float">
            <text:p>10002</text:p>
          </table:table-cell>
          <table:covered-table-cell table:style-name="ce70"/>
          <table:table-cell table:number-columns-repeated="957"/>
        </table:table-row>
        <table:table-row table:style-name="ro5">
          <table:table-cell ns41:value-type="string" table:style-name="ce11" office:value-type="string">
            <text:p>Grootteklasse</text:p>
          </table:table-cell>
          <table:table-cell table:style-name="ce24"/>
          <table:table-cell table:style-name="Default"/>
          <table:table-cell table:number-rows-spanned="1" office:value-type="float" office:value="4" table:style-name="ce35" table:number-columns-spanned="3" ns41:value-type="float">
            <text:p>4</text:p>
          </table:table-cell>
          <table:covered-table-cell table:style-name="ce47" table:number-columns-repeated="2"/>
          <table:table-cell table:number-rows-spanned="1" office:value-type="float" office:value="3" table:style-name="ce56" table:number-columns-spanned="4" ns41:value-type="float">
            <text:p>3</text:p>
          </table:table-cell>
          <table:covered-table-cell table:style-name="ce47" table:number-columns-repeated="3"/>
          <table:table-cell table:number-rows-spanned="1" office:value-type="float" office:value="3" table:style-name="ce56" table:number-columns-spanned="3" ns41:value-type="float">
            <text:p>3</text:p>
          </table:table-cell>
          <table:covered-table-cell table:style-name="ce47" table:number-columns-repeated="2"/>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3" table:style-name="ce56" table:number-columns-spanned="3" ns41:value-type="float">
            <text:p>3</text:p>
          </table:table-cell>
          <table:covered-table-cell table:style-name="ce47" table:number-columns-repeated="2"/>
          <table:table-cell table:number-rows-spanned="1" office:value-type="float" office:value="4" table:style-name="ce56" table:number-columns-spanned="2" ns41:value-type="float">
            <text:p>4</text:p>
          </table:table-cell>
          <table:covered-table-cell table:style-name="ce47"/>
          <table:table-cell table:number-rows-spanned="1" office:value-type="float" office:value="4" table:style-name="ce56" table:number-columns-spanned="4" ns41:value-type="float">
            <text:p>4</text:p>
          </table:table-cell>
          <table:covered-table-cell table:style-name="ce47" table:number-columns-repeated="3"/>
          <table:table-cell table:number-rows-spanned="1" office:value-type="float" office:value="3" table:style-name="ce56" table:number-columns-spanned="2" ns41:value-type="float">
            <text:p>3</text:p>
          </table:table-cell>
          <table:covered-table-cell table:style-name="ce47"/>
          <table:table-cell table:number-rows-spanned="1" office:value-type="float" office:value="3" table:style-name="ce56" table:number-columns-spanned="4" ns41:value-type="float">
            <text:p>3</text:p>
          </table:table-cell>
          <table:covered-table-cell table:style-name="ce47" table:number-columns-repeated="3"/>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3" table:style-name="ce56" table:number-columns-spanned="3" ns41:value-type="float">
            <text:p>3</text:p>
          </table:table-cell>
          <table:covered-table-cell table:style-name="ce47" table:number-columns-repeated="2"/>
          <table:table-cell table:number-rows-spanned="1" office:value-type="float" office:value="3" table:style-name="ce56" table:number-columns-spanned="4" ns41:value-type="float">
            <text:p>3</text:p>
          </table:table-cell>
          <table:covered-table-cell table:style-name="ce47" table:number-columns-repeated="3"/>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56" table:number-columns-spanned="2" ns41:value-type="float">
            <text:p>4</text:p>
          </table:table-cell>
          <table:covered-table-cell table:style-name="ce47"/>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3" table:style-name="ce56" table:number-columns-spanned="4" ns41:value-type="float">
            <text:p>3</text:p>
          </table:table-cell>
          <table:covered-table-cell table:style-name="ce47" table:number-columns-repeated="3"/>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56" table:number-columns-spanned="3" ns41:value-type="float">
            <text:p>4</text:p>
          </table:table-cell>
          <table:covered-table-cell table:style-name="ce47" table:number-columns-repeated="2"/>
          <table:table-cell table:number-rows-spanned="1" office:value-type="float" office:value="4" table:style-name="ce63" table:number-columns-spanned="2" ns41:value-type="float">
            <text:p>4</text:p>
          </table:table-cell>
          <table:covered-table-cell table:style-name="ce70"/>
          <table:table-cell table:number-columns-repeated="957"/>
        </table:table-row>
        <table:table-row table:style-name="ro6">
          <table:table-cell ns41:value-type="string" table:style-name="ce12" office:value-type="string">
            <text:p>Provincie</text:p>
          </table:table-cell>
          <table:table-cell table:style-name="ce25"/>
          <table:table-cell table:style-name="Default"/>
          <table:table-cell ns41:value-type="string" table:number-rows-spanned="1" table:style-name="ce36" table:number-columns-spanned="3" office:value-type="string">
            <text:p>DR</text:p>
          </table:table-cell>
          <table:covered-table-cell table:style-name="ce48" table:number-columns-repeated="2"/>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2" office:value-type="string">
            <text:p>DR</text:p>
          </table:table-cell>
          <table:covered-table-cell table:style-name="ce48"/>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2" office:value-type="string">
            <text:p>DR</text:p>
          </table:table-cell>
          <table:covered-table-cell table:style-name="ce48"/>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2" office:value-type="string">
            <text:p>DR</text:p>
          </table:table-cell>
          <table:covered-table-cell table:style-name="ce48"/>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4" office:value-type="string">
            <text:p>DR</text:p>
          </table:table-cell>
          <table:covered-table-cell table:style-name="ce48" table:number-columns-repeated="3"/>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57" table:number-columns-spanned="3" office:value-type="string">
            <text:p>DR</text:p>
          </table:table-cell>
          <table:covered-table-cell table:style-name="ce48" table:number-columns-repeated="2"/>
          <table:table-cell ns41:value-type="string" table:number-rows-spanned="1" table:style-name="ce64" table:number-columns-spanned="2" office:value-type="string">
            <text:p>DR</text:p>
          </table:table-cell>
          <table:covered-table-cell table:style-name="ce71"/>
          <table:table-cell table:number-columns-repeated="957"/>
        </table:table-row>
        <table:table-row table:style-name="ro5">
          <table:table-cell ns41:value-type="string" table:style-name="ce10" office:value-type="string">
            <text:p>Telling</text:p>
          </table:table-cell>
          <table:table-cell table:style-name="ce23"/>
          <table:table-cell table:style-name="Default"/>
          <table:table-cell ns41:value-type="string" table:number-rows-spanned="1" table:style-name="ce34" table:number-columns-spanned="3" office:value-type="string">
            <text:p>VT_1889</text:p>
          </table:table-cell>
          <table:covered-table-cell table:style-name="ce46" table:number-columns-repeated="2"/>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34" table:number-columns-spanned="3" office:value-type="string">
            <text:p>VT_1889</text:p>
          </table:table-cell>
          <table:covered-table-cell table:style-name="ce46" table:number-columns-repeated="2"/>
          <table:table-cell ns41:value-type="string" table:number-rows-spanned="1" table:style-name="ce34" table:number-columns-spanned="3" office:value-type="string">
            <text:p>VT_1889</text:p>
          </table:table-cell>
          <table:covered-table-cell table:style-name="ce46" table:number-columns-repeated="2"/>
          <table:table-cell ns41:value-type="string" table:number-rows-spanned="1" table:style-name="ce34" table:number-columns-spanned="3" office:value-type="string">
            <text:p>VT_1889</text:p>
          </table:table-cell>
          <table:covered-table-cell table:style-name="ce46" table:number-columns-repeated="2"/>
          <table:table-cell ns41:value-type="string" table:number-rows-spanned="1" table:style-name="ce55" table:number-columns-spanned="2" office:value-type="string">
            <text:p>VT_1889</text:p>
          </table:table-cell>
          <table:covered-table-cell table:style-name="ce46"/>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55" table:number-columns-spanned="2" office:value-type="string">
            <text:p>VT_1889</text:p>
          </table:table-cell>
          <table:covered-table-cell table:style-name="ce46"/>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2" office:value-type="string">
            <text:p>VT_1889</text:p>
          </table:table-cell>
          <table:covered-table-cell table:style-name="ce46"/>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4" office:value-type="string">
            <text:p>VT_1889</text:p>
          </table:table-cell>
          <table:covered-table-cell table:style-name="ce46" table:number-columns-repeated="3"/>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55" table:number-columns-spanned="3" office:value-type="string">
            <text:p>VT_1889</text:p>
          </table:table-cell>
          <table:covered-table-cell table:style-name="ce46" table:number-columns-repeated="2"/>
          <table:table-cell ns41:value-type="string" table:number-rows-spanned="1" table:style-name="ce62" table:number-columns-spanned="2" office:value-type="string">
            <text:p>VT_1889</text:p>
          </table:table-cell>
          <table:covered-table-cell table:style-name="ce69"/>
          <table:table-cell table:number-columns-repeated="957"/>
        </table:table-row>
        <table:table-row table:style-name="ro5">
          <table:table-cell ns41:value-type="string" table:style-name="ce11" office:value-type="string">
            <text:p>Tabel</text:p>
          </table:table-cell>
          <table:table-cell table:style-name="ce24"/>
          <table:table-cell table:style-name="Default"/>
          <table:table-cell ns41:value-type="string" table:number-rows-spanned="1" table:style-name="ce35" table:number-columns-spanned="3" office:value-type="string">
            <text:p>05_H7</text:p>
          </table:table-cell>
          <table:covered-table-cell table:style-name="ce47" table:number-columns-repeated="2"/>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35" table:number-columns-spanned="3" office:value-type="string">
            <text:p>05_H7</text:p>
          </table:table-cell>
          <table:covered-table-cell table:style-name="ce47" table:number-columns-repeated="2"/>
          <table:table-cell ns41:value-type="string" table:number-rows-spanned="1" table:style-name="ce35" table:number-columns-spanned="3" office:value-type="string">
            <text:p>05_H7</text:p>
          </table:table-cell>
          <table:covered-table-cell table:style-name="ce47" table:number-columns-repeated="2"/>
          <table:table-cell ns41:value-type="string" table:number-rows-spanned="1" table:style-name="ce35" table:number-columns-spanned="3" office:value-type="string">
            <text:p>05_H7</text:p>
          </table:table-cell>
          <table:covered-table-cell table:style-name="ce47" table:number-columns-repeated="2"/>
          <table:table-cell ns41:value-type="string" table:number-rows-spanned="1" table:style-name="ce56" table:number-columns-spanned="2" office:value-type="string">
            <text:p>05_H7</text:p>
          </table:table-cell>
          <table:covered-table-cell table:style-name="ce47"/>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56" table:number-columns-spanned="2" office:value-type="string">
            <text:p>05_H7</text:p>
          </table:table-cell>
          <table:covered-table-cell table:style-name="ce47"/>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2" office:value-type="string">
            <text:p>05_H7</text:p>
          </table:table-cell>
          <table:covered-table-cell table:style-name="ce47"/>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4" office:value-type="string">
            <text:p>05_H7</text:p>
          </table:table-cell>
          <table:covered-table-cell table:style-name="ce47" table:number-columns-repeated="3"/>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56" table:number-columns-spanned="3" office:value-type="string">
            <text:p>05_H7</text:p>
          </table:table-cell>
          <table:covered-table-cell table:style-name="ce47" table:number-columns-repeated="2"/>
          <table:table-cell ns41:value-type="string" table:number-rows-spanned="1" table:style-name="ce63" table:number-columns-spanned="2" office:value-type="string">
            <text:p>05_H7</text:p>
          </table:table-cell>
          <table:covered-table-cell table:style-name="ce70"/>
          <table:table-cell table:number-columns-repeated="957"/>
        </table:table-row>
        <table:table-row table:style-name="ro5">
          <table:table-cell ns41:value-type="string" table:style-name="ce11" office:value-type="string">
            <text:p>Pagina's</text:p>
          </table:table-cell>
          <table:table-cell table:style-name="ce24"/>
          <table:table-cell table:style-name="Default"/>
          <table:table-cell ns41:value-type="string" table:number-rows-spanned="1" table:style-name="ce35" table:number-columns-spanned="3" office:value-type="string">
            <text:p>152, 154, 156</text:p>
          </table:table-cell>
          <table:covered-table-cell table:style-name="ce47" table:number-columns-repeated="2"/>
          <table:table-cell ns41:value-type="string" table:number-rows-spanned="1" table:style-name="ce56" table:number-columns-spanned="4" office:value-type="string">
            <text:p>152, 154, 156</text:p>
          </table:table-cell>
          <table:covered-table-cell table:style-name="ce47" table:number-columns-repeated="3"/>
          <table:table-cell ns41:value-type="string" table:number-rows-spanned="1" table:style-name="ce35" table:number-columns-spanned="3" office:value-type="string">
            <text:p>152, 154, 156</text:p>
          </table:table-cell>
          <table:covered-table-cell table:style-name="ce47" table:number-columns-repeated="2"/>
          <table:table-cell ns41:value-type="string" table:number-rows-spanned="1" table:style-name="ce35" table:number-columns-spanned="3" office:value-type="string">
            <text:p>152, 154, 156</text:p>
          </table:table-cell>
          <table:covered-table-cell table:style-name="ce47" table:number-columns-repeated="2"/>
          <table:table-cell ns41:value-type="string" table:number-rows-spanned="1" table:style-name="ce35" table:number-columns-spanned="3" office:value-type="string">
            <text:p>152, 154, 156</text:p>
          </table:table-cell>
          <table:covered-table-cell table:style-name="ce47" table:number-columns-repeated="2"/>
          <table:table-cell ns41:value-type="string" table:number-rows-spanned="1" table:style-name="ce56" table:number-columns-spanned="2" office:value-type="string">
            <text:p>152, 154, 156</text:p>
          </table:table-cell>
          <table:covered-table-cell table:style-name="ce47"/>
          <table:table-cell ns41:value-type="string" table:number-rows-spanned="1" table:style-name="ce56" table:number-columns-spanned="4" office:value-type="string">
            <text:p>152, 154, 156</text:p>
          </table:table-cell>
          <table:covered-table-cell table:style-name="ce47" table:number-columns-repeated="3"/>
          <table:table-cell ns41:value-type="string" table:number-rows-spanned="1" table:style-name="ce56" table:number-columns-spanned="2" office:value-type="string">
            <text:p>152, 154, 156</text:p>
          </table:table-cell>
          <table:covered-table-cell table:style-name="ce47"/>
          <table:table-cell ns41:value-type="string" table:number-rows-spanned="1" table:style-name="ce56" table:number-columns-spanned="4" office:value-type="string">
            <text:p>152, 154, 156</text:p>
          </table:table-cell>
          <table:covered-table-cell table:style-name="ce47" table:number-columns-repeated="3"/>
          <table:table-cell ns41:value-type="string" table:number-rows-spanned="1" table:style-name="ce56" table:number-columns-spanned="3" office:value-type="string">
            <text:p>152, 154, 156</text:p>
          </table:table-cell>
          <table:covered-table-cell table:style-name="ce47" table:number-columns-repeated="2"/>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4" office:value-type="string">
            <text:p>153, 155, 157</text:p>
          </table:table-cell>
          <table:covered-table-cell table:style-name="ce47" table:number-columns-repeated="3"/>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2" office:value-type="string">
            <text:p>153, 155, 157</text:p>
          </table:table-cell>
          <table:covered-table-cell table:style-name="ce47"/>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4" office:value-type="string">
            <text:p>153, 155, 157</text:p>
          </table:table-cell>
          <table:covered-table-cell table:style-name="ce47" table:number-columns-repeated="3"/>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56" table:number-columns-spanned="3" office:value-type="string">
            <text:p>153, 155, 157</text:p>
          </table:table-cell>
          <table:covered-table-cell table:style-name="ce47" table:number-columns-repeated="2"/>
          <table:table-cell ns41:value-type="string" table:number-rows-spanned="1" table:style-name="ce63" table:number-columns-spanned="2" office:value-type="string">
            <text:p>153, 155, 157</text:p>
          </table:table-cell>
          <table:covered-table-cell table:style-name="ce70"/>
          <table:table-cell table:number-columns-repeated="957"/>
        </table:table-row>
        <table:table-row table:style-name="ro6">
          <table:table-cell ns41:value-type="string" table:style-name="ce12" office:value-type="string">
            <text:p>Image nummers</text:p>
          </table:table-cell>
          <table:table-cell table:style-name="ce25"/>
          <table:table-cell table:style-name="Default"/>
          <table:table-cell ns41:value-type="string" table:number-rows-spanned="1" table:style-name="ce36" table:number-columns-spanned="3" office:value-type="string">
            <text:p>260077/8/9</text:p>
          </table:table-cell>
          <table:covered-table-cell table:style-name="ce48" table:number-columns-repeated="2"/>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36" table:number-columns-spanned="3" office:value-type="string">
            <text:p>260077/8/9</text:p>
          </table:table-cell>
          <table:covered-table-cell table:style-name="ce48" table:number-columns-repeated="2"/>
          <table:table-cell ns41:value-type="string" table:number-rows-spanned="1" table:style-name="ce36" table:number-columns-spanned="3" office:value-type="string">
            <text:p>260077/8/9</text:p>
          </table:table-cell>
          <table:covered-table-cell table:style-name="ce48" table:number-columns-repeated="2"/>
          <table:table-cell ns41:value-type="string" table:number-rows-spanned="1" table:style-name="ce36" table:number-columns-spanned="3" office:value-type="string">
            <text:p>260077/8/9</text:p>
          </table:table-cell>
          <table:covered-table-cell table:style-name="ce48" table:number-columns-repeated="2"/>
          <table:table-cell ns41:value-type="string" table:number-rows-spanned="1" table:style-name="ce57" table:number-columns-spanned="2" office:value-type="string">
            <text:p>260077/8/9</text:p>
          </table:table-cell>
          <table:covered-table-cell table:style-name="ce48"/>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57" table:number-columns-spanned="2" office:value-type="string">
            <text:p>260077/8/9</text:p>
          </table:table-cell>
          <table:covered-table-cell table:style-name="ce48"/>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2" office:value-type="string">
            <text:p>260077/8/9</text:p>
          </table:table-cell>
          <table:covered-table-cell table:style-name="ce48"/>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4" office:value-type="string">
            <text:p>260077/8/9</text:p>
          </table:table-cell>
          <table:covered-table-cell table:style-name="ce48" table:number-columns-repeated="3"/>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57" table:number-columns-spanned="3" office:value-type="string">
            <text:p>260077/8/9</text:p>
          </table:table-cell>
          <table:covered-table-cell table:style-name="ce48" table:number-columns-repeated="2"/>
          <table:table-cell ns41:value-type="string" table:number-rows-spanned="1" table:style-name="ce64" table:number-columns-spanned="2" office:value-type="string">
            <text:p>260077/8/9</text:p>
          </table:table-cell>
          <table:covered-table-cell table:style-name="ce71"/>
          <table:table-cell table:number-columns-repeated="957"/>
        </table:table-row>
        <table:table-row table:style-name="ro6">
          <table:table-cell table:style-name="Default"/>
          <table:table-cell table:style-name="ce2"/>
          <table:table-cell table:number-columns-repeated="1022"/>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style-name="Default"/>
          <table:table-cell ns41:value-type="string" table:style-name="ce37"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58" office:value-type="string">
            <text:p>*</text:p>
          </table:table-cell>
          <table:table-cell table:number-columns-repeated="1017"/>
        </table:table-row>
        <table:table-row table:style-name="ro6">
          <table:covered-table-cell table:style-name="ce14"/>
          <table:covered-table-cell table:style-name="ce27"/>
          <table:table-cell table:style-name="Default"/>
          <table:table-cell ns41:value-type="float" table:style-name="ce38" office:value="26" office:value-type="float">
            <text:p>26</text:p>
          </table:table-cell>
          <table:table-cell ns41:value-type="float" table:style-name="ce50" office:value="18" office:value-type="float">
            <text:p>18</text:p>
          </table:table-cell>
          <table:table-cell ns41:value-type="float" table:style-name="ce50" office:value="16" office:value-type="float">
            <text:p>16</text:p>
          </table:table-cell>
          <table:table-cell ns41:value-type="float" table:style-name="ce59" office:value="12" office:value-type="float">
            <text:p>1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99"/>
        <table:table-column table:style-name="co3" table:default-cell-style-name="ce99"/>
        <table:table-column table:style-name="co11" table:default-cell-style-name="ce99"/>
        <table:table-column table:style-name="co12" table:default-cell-style-name="ce99"/>
        <table:table-column table:style-name="co11" table:default-cell-style-name="ce99" table:number-columns-repeated="2"/>
        <table:table-column table:style-name="co13" table:default-cell-style-name="ce99"/>
        <table:table-column table:style-name="co14" table:default-cell-style-name="ce99"/>
        <table:table-column table:style-name="co15" table:default-cell-style-name="ce99"/>
        <table:table-column table:style-name="co16" table:default-cell-style-name="ce99"/>
        <table:table-column table:style-name="co17" table:default-cell-style-name="Default" table:number-columns-repeated="1014"/>
        <table:table-row table:style-name="ro1">
          <table:table-cell ns41:value-type="string" table:number-rows-spanned="1" table:style-name="ce98" table:number-columns-spanned="50" office:value-type="string">
            <text:p>PROVINCIE DRENTHE, <text:s/>ZEVENDE GEDEELTE: INDEELING DER DOOFSTOMMEN DIE ONDERWIJS EN GEEN ONDERWIJS GENOTEN HEBBEN, NAAR WOONPLAATS EN LEEFTIJD</text:p>
          </table:table-cell>
          <table:covered-table-cell table:style-name="ce105" table:number-columns-repeated="49"/>
          <table:table-cell table:number-columns-repeated="974"/>
        </table:table-row>
        <table:table-row table:style-name="ro5">
          <table:table-cell table:number-columns-repeated="1024"/>
        </table:table-row>
        <table:table-row table:style-name="ro5">
          <table:table-cell ns41:value-type="string" table:style-name="ce100" office:value-type="string">
            <text:p>Doofstommen werden niet aangetroffen in de gemeenten:</text:p>
          </table:table-cell>
          <table:table-cell table:style-name="ce100"/>
          <table:table-cell table:style-name="ce2" table:number-columns-repeated="2"/>
          <table:table-cell table:style-name="ce108"/>
          <table:table-cell table:style-name="ce2" table:number-columns-repeated="1019"/>
        </table:table-row>
        <table:table-row table:style-name="ro6">
          <table:table-cell table:style-name="ce2" table:number-columns-repeated="4"/>
          <table:table-cell table:style-name="ce108"/>
          <table:table-cell table:style-name="ce2" table:number-columns-repeated="1019"/>
        </table:table-row>
        <table:table-row table:style-name="ro7">
          <table:table-cell ns41:value-type="string" table:style-name="ce101" office:value-type="string">
            <text:p>GEMEENTEN</text:p>
          </table:table-cell>
          <table:table-cell table:style-name="ce106"/>
          <table:table-cell ns41:value-type="string" table:style-name="ce107" office:value-type="string">
            <text:p>CBS nummer</text:p>
          </table:table-cell>
          <table:table-cell ns41:value-type="string" table:style-name="ce81" office:value-type="string">
            <text:p>Amsterdamse code</text:p>
          </table:table-cell>
          <table:table-cell ns41:value-type="string" table:style-name="ce81" office:value-type="string">
            <text:p>Grootteklasse</text:p>
          </table:table-cell>
          <table:table-cell ns41:value-type="string" table:style-name="ce91" office:value-type="string">
            <text:p>Provincie</text:p>
          </table:table-cell>
          <table:table-cell ns41:value-type="string" table:style-name="ce107" office:value-type="string">
            <text:p>Telling</text:p>
          </table:table-cell>
          <table:table-cell ns41:value-type="string" table:style-name="ce81" office:value-type="string">
            <text:p>Tabel</text:p>
          </table:table-cell>
          <table:table-cell ns41:value-type="string" table:style-name="ce81" office:value-type="string">
            <text:p>Pagina</text:p>
          </table:table-cell>
          <table:table-cell ns41:value-type="string" table:style-name="ce91" office:value-type="string">
            <text:p>Image nummer</text:p>
          </table:table-cell>
          <table:table-cell table:style-name="ce2" table:number-columns-repeated="1014"/>
        </table:table-row>
        <table:table-row table:style-name="ro6">
          <table:table-cell table:style-name="ce2" table:number-columns-repeated="3"/>
          <table:table-cell table:style-name="ce108"/>
          <table:table-cell table:style-name="ce2" table:number-columns-repeated="1020"/>
        </table:table-row>
        <table:table-row table:style-name="ro5">
          <table:table-cell ns41:value-type="string" table:style-name="ce102" office:value-type="string">
            <text:p>Beilen</text:p>
          </table:table-cell>
          <table:table-cell table:style-name="ce2"/>
          <table:table-cell ns41:value-type="float" table:style-name="ce10" office:value="107" office:value-type="float">
            <text:p>107</text:p>
          </table:table-cell>
          <table:table-cell ns41:value-type="float" table:style-name="ce109" office:value="10520" office:value-type="float">
            <text:p>10520</text:p>
          </table:table-cell>
          <table:table-cell ns41:value-type="float" table:style-name="ce109" office:value="4" office:value-type="float">
            <text:p>4</text:p>
          </table:table-cell>
          <table:table-cell ns41:value-type="string" table:style-name="ce23" office:value-type="string">
            <text:p>DR</text:p>
          </table:table-cell>
          <table:table-cell ns41:value-type="string" table:style-name="ce10" office:value-type="string">
            <text:p>VT_1889</text:p>
          </table:table-cell>
          <table:table-cell ns41:value-type="string" table:style-name="ce109" office:value-type="string">
            <text:p>05_H7</text:p>
          </table:table-cell>
          <table:table-cell ns41:value-type="float" table:style-name="ce109" office:value="158" office:value-type="float">
            <text:p>158</text:p>
          </table:table-cell>
          <table:table-cell ns41:value-type="float" table:style-name="ce23" office:value="280080" office:value-type="float">
            <text:p>280080</text:p>
          </table:table-cell>
          <table:table-cell table:style-name="ce2" table:number-columns-repeated="1014"/>
        </table:table-row>
        <table:table-row table:style-name="ro5">
          <table:table-cell ns41:value-type="string" table:style-name="ce103" office:value-type="string">
            <text:p>Coevorden</text:p>
          </table:table-cell>
          <table:table-cell table:style-name="ce16"/>
          <table:table-cell ns41:value-type="float" table:style-name="ce11" office:value="109" office:value-type="float">
            <text:p>109</text:p>
          </table:table-cell>
          <table:table-cell ns41:value-type="float" table:style-name="ce110" office:value="10383" office:value-type="float">
            <text:p>10383</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style-name="ce99" table:number-columns-repeated="28"/>
          <table:table-cell table:style-name="ce77" table:number-columns-repeated="6"/>
          <table:table-cell table:style-name="ce2" table:number-columns-repeated="980"/>
        </table:table-row>
        <table:table-row table:style-name="ro5">
          <table:table-cell ns41:value-type="string" table:style-name="ce103" office:value-type="string">
            <text:p>Dalen</text:p>
          </table:table-cell>
          <table:table-cell/>
          <table:table-cell ns41:value-type="float" table:style-name="ce11" office:value="110" office:value-type="float">
            <text:p>110</text:p>
          </table:table-cell>
          <table:table-cell ns41:value-type="float" table:style-name="ce110" office:value="11004" office:value-type="float">
            <text:p>11004</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Dwingelo</text:p>
          </table:table-cell>
          <table:table-cell/>
          <table:table-cell ns41:value-type="float" table:style-name="ce11" office:value="112" office:value-type="float">
            <text:p>112</text:p>
          </table:table-cell>
          <table:table-cell ns41:value-type="float" table:style-name="ce110" office:value="10331" office:value-type="float">
            <text:p>10331</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Eelde</text:p>
          </table:table-cell>
          <table:table-cell/>
          <table:table-cell ns41:value-type="float" table:style-name="ce11" office:value="113" office:value-type="float">
            <text:p>113</text:p>
          </table:table-cell>
          <table:table-cell ns41:value-type="float" table:style-name="ce110" office:value="10622" office:value-type="float">
            <text:p>10622</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Havelte</text:p>
          </table:table-cell>
          <table:table-cell/>
          <table:table-cell ns41:value-type="float" table:style-name="ce11" office:value="117" office:value-type="float">
            <text:p>117</text:p>
          </table:table-cell>
          <table:table-cell ns41:value-type="float" table:style-name="ce110" office:value="10186" office:value-type="float">
            <text:p>10186</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Oosterhesselen</text:p>
          </table:table-cell>
          <table:table-cell/>
          <table:table-cell ns41:value-type="float" table:style-name="ce11" office:value="123" office:value-type="float">
            <text:p>123</text:p>
          </table:table-cell>
          <table:table-cell ns41:value-type="float" table:style-name="ce110" office:value="10490" office:value-type="float">
            <text:p>10490</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Roden</text:p>
          </table:table-cell>
          <table:table-cell/>
          <table:table-cell ns41:value-type="float" table:style-name="ce11" office:value="125" office:value-type="float">
            <text:p>125</text:p>
          </table:table-cell>
          <table:table-cell ns41:value-type="float" table:style-name="ce110" office:value="10699" office:value-type="float">
            <text:p>10699</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Rolde</text:p>
          </table:table-cell>
          <table:table-cell/>
          <table:table-cell ns41:value-type="float" table:style-name="ce11" office:value="126" office:value-type="float">
            <text:p>126</text:p>
          </table:table-cell>
          <table:table-cell ns41:value-type="float" table:style-name="ce110" office:value="10470" office:value-type="float">
            <text:p>10470</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Schoonebeek</text:p>
          </table:table-cell>
          <table:table-cell/>
          <table:table-cell ns41:value-type="float" table:style-name="ce11" office:value="129" office:value-type="float">
            <text:p>129</text:p>
          </table:table-cell>
          <table:table-cell ns41:value-type="float" table:style-name="ce110" office:value="10064" office:value-type="float">
            <text:p>10064</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De Wijk</text:p>
          </table:table-cell>
          <table:table-cell/>
          <table:table-cell ns41:value-type="float" table:style-name="ce11" office:value="135" office:value-type="float">
            <text:p>135</text:p>
          </table:table-cell>
          <table:table-cell ns41:value-type="float" table:style-name="ce110" office:value="10753" office:value-type="float">
            <text:p>10753</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5">
          <table:table-cell ns41:value-type="string" table:style-name="ce103" office:value-type="string">
            <text:p>Zuidwolde</text:p>
          </table:table-cell>
          <table:table-cell/>
          <table:table-cell ns41:value-type="float" table:style-name="ce11" office:value="137" office:value-type="float">
            <text:p>137</text:p>
          </table:table-cell>
          <table:table-cell ns41:value-type="float" table:style-name="ce110" office:value="10262" office:value-type="float">
            <text:p>10262</text:p>
          </table:table-cell>
          <table:table-cell ns41:value-type="float" table:style-name="ce110" office:value="4" office:value-type="float">
            <text:p>4</text:p>
          </table:table-cell>
          <table:table-cell ns41:value-type="string" table:style-name="ce24" office:value-type="string">
            <text:p>DR</text:p>
          </table:table-cell>
          <table:table-cell ns41:value-type="string" table:style-name="ce11" office:value-type="string">
            <text:p>VT_1889</text:p>
          </table:table-cell>
          <table:table-cell ns41:value-type="string" table:style-name="ce110" office:value-type="string">
            <text:p>05_H7</text:p>
          </table:table-cell>
          <table:table-cell ns41:value-type="float" table:style-name="ce110" office:value="158" office:value-type="float">
            <text:p>158</text:p>
          </table:table-cell>
          <table:table-cell ns41:value-type="float" table:style-name="ce24" office:value="260080" office:value-type="float">
            <text:p>260080</text:p>
          </table:table-cell>
          <table:table-cell table:number-columns-repeated="1014"/>
        </table:table-row>
        <table:table-row table:style-name="ro6">
          <table:table-cell ns41:value-type="string" table:style-name="ce104" office:value-type="string">
            <text:p>Zweelo</text:p>
          </table:table-cell>
          <table:table-cell/>
          <table:table-cell ns41:value-type="float" table:style-name="ce12" office:value="138" office:value-type="float">
            <text:p>138</text:p>
          </table:table-cell>
          <table:table-cell ns41:value-type="float" table:style-name="ce111" office:value="10872" office:value-type="float">
            <text:p>10872</text:p>
          </table:table-cell>
          <table:table-cell ns41:value-type="float" table:style-name="ce111" office:value="4" office:value-type="float">
            <text:p>4</text:p>
          </table:table-cell>
          <table:table-cell ns41:value-type="string" table:style-name="ce25" office:value-type="string">
            <text:p>DR</text:p>
          </table:table-cell>
          <table:table-cell ns41:value-type="string" table:style-name="ce12" office:value-type="string">
            <text:p>VT_1889</text:p>
          </table:table-cell>
          <table:table-cell ns41:value-type="string" table:style-name="ce111" office:value-type="string">
            <text:p>05_H7</text:p>
          </table:table-cell>
          <table:table-cell ns41:value-type="float" table:style-name="ce111" office:value="158" office:value-type="float">
            <text:p>158</text:p>
          </table:table-cell>
          <table:table-cell ns41:value-type="float" table:style-name="ce25" office:value="260080" office:value-type="float">
            <text:p>260080</text:p>
          </table:table-cell>
          <table:table-cell table:number-columns-repeated="1014"/>
        </table:table-row>
        <table:table-row table:style-name="ro5" table:number-rows-repeated="104855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778cm" fo:margin-top="1.905cm" fo:margin-left="1.778cm" style:writing-mode="lr-tb" fo:margin-bottom="1.905cm" style:first-page-number="continue"/>
      <style:header-style>
        <style:header-footer-properties fo:margin-left="0.122cm" fo:margin-right="0.122cm" fo:margin-bottom="0cm" fo:min-height="0.75cm"/>
      </style:header-style>
      <style:footer-style>
        <style:header-footer-properties fo:margin-left="0.122cm" fo:margin-right="0.122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4"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3:39</dc:date>
    <meta:document-statistic meta:object-count="0" meta:cell-count="1156" meta:table-count="2"/>
    <meta:generator>ODFPY/1.3.0dev</meta:generator>
  </office:meta>
</office:document-meta>
</file>